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32efe10020" style:family="table" style:master-page-name="ta-mp-0x7f32efe10020">
      <style:table-properties table:display="true" style:writing-mode="lr-tb"/>
    </style:style>
    <style:style style:name="ta-0x7f32efe10210" style:family="table" style:master-page-name="ta-mp-0x7f32efe10210">
      <style:table-properties table:display="true" style:writing-mode="lr-tb"/>
    </style:style>
    <style:style style:name="ta-0x7f32efe10400" style:family="table" style:master-page-name="ta-mp-0x7f32efe10400">
      <style:table-properties table:display="true" style:writing-mode="lr-tb"/>
    </style:style>
    <style:style style:name="ta-0x7f32efe105f0" style:family="table" style:master-page-name="ta-mp-0x7f32efe105f0">
      <style:table-properties table:display="true" style:writing-mode="lr-tb"/>
    </style:style>
    <style:style style:name="ta-0x7f32efe107e0" style:family="table" style:master-page-name="ta-mp-0x7f32efe107e0">
      <style:table-properties table:display="true" style:writing-mode="lr-tb"/>
    </style:style>
    <style:style style:name="ta-0x7f32efe109d0" style:family="table" style:master-page-name="ta-mp-0x7f32efe109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2efdf4ab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2efdfbc0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32efdfbd3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11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bf8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67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c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11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2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0a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7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d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9e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1d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8c0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e8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be5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2f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f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0d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b1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54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c42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45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b4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1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11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6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57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c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2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eb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6a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d90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35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32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7c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4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5a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fe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a1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d8f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92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f01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f5d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11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45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a4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f1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f7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f3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b7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f260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f82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7f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c9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f95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440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f4b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ee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dfedc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478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4e7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4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11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a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48a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4f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5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1e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49d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0c0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68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465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4af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7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8d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31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4d4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4c2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c5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34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9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11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e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d7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4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a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6b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ea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590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b5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b2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5fc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c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da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7e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21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2efe260f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5.25pt" style:use-optimal-column-width="true"/>
    </style:style>
    <style:style style:name="ACOL-2" style:family="table-column"/>
    <style:style style:name="ACOL-3" style:family="table-column">
      <style:table-column-properties style:column-width="63.00pt" style:use-optimal-column-width="true"/>
    </style:style>
    <style:style style:name="ACOL-4" style:family="table-column">
      <style:table-column-properties style:column-width="51.00pt" style:use-optimal-column-width="true"/>
    </style:style>
    <style:style style:name="ACOL-5" style:family="table-column">
      <style:table-column-properties style:column-width="177.75pt" style:use-optimal-column-width="true"/>
    </style:style>
    <style:style style:name="ACOL-6" style:family="table-column">
      <style:table-column-properties style:column-width="303.75pt" style:use-optimal-column-width="true"/>
    </style:style>
    <style:style style:name="ACOL-7" style:family="table-column">
      <style:table-column-properties style:column-width="61.50pt" style:use-optimal-column-width="true"/>
    </style:style>
    <style:style style:name="ACOL-8" style:family="table-column">
      <style:table-column-properties style:column-width="171.75pt" style:use-optimal-column-width="true"/>
    </style:style>
    <style:style style:name="ACOL-9" style:family="table-column">
      <style:table-column-properties style:column-width="178.70pt" style:use-optimal-column-width="true"/>
    </style:style>
    <style:style style:name="ACOL-10" style:family="table-column">
      <style:table-column-properties style:column-width="108.75pt" style:use-optimal-column-width="true"/>
    </style:style>
    <style:style style:name="ACOL-11" style:family="table-column">
      <style:table-column-properties style:column-width="204.75pt" style:use-optimal-column-width="true"/>
    </style:style>
    <style:style style:name="ACOL-12" style:family="table-column">
      <style:table-column-properties style:column-width="1430.25pt" style:use-optimal-column-width="true"/>
    </style:style>
    <style:style style:name="ACOL-13" style:family="table-column">
      <style:table-column-properties style:column-width="506.25pt" style:use-optimal-column-width="true"/>
    </style:style>
    <style:style style:name="ACOL-14" style:family="table-column">
      <style:table-column-properties style:column-width="84.00pt" style:use-optimal-column-width="true"/>
    </style:style>
    <style:style style:name="ACOL-15" style:family="table-column">
      <style:table-column-properties style:column-width="79.50pt" style:use-optimal-column-width="true"/>
    </style:style>
    <style:style style:name="ACOL-16" style:family="table-column">
      <style:table-column-properties style:column-width="99.00pt" style:use-optimal-column-width="true"/>
    </style:style>
    <style:style style:name="ACOL-17" style:family="table-column">
      <style:table-column-properties style:column-width="72.00pt" style:use-optimal-column-width="true"/>
    </style:style>
    <style:style style:name="ACOL-18" style:family="table-column">
      <style:table-column-properties style:column-width="147.75pt" style:use-optimal-column-width="true"/>
    </style:style>
    <style:style style:name="ACOL-19" style:family="table-column">
      <style:table-column-properties style:column-width="337.50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32efe1002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32efdf4ab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32efdfbc0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32efdfbc08" office:value-type="string">
            <text:p>logi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32efdfbc08" office:value-type="string">
            <text:p>verifyCounterfeitSearchPanel1Functionality</text:p>
          </table:table-cell>
          <table:table-cell table:number-columns-repeated="127" table:style-name="Gnumeric-default"/>
        </table:table-row>
        <table:table-row table:style-name="AROW-2">
          <table:table-cell table:style-name="ACE-0x7f32efdfbd3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32efe10210" table:print="false">
        <office:forms form:automatic-focus="false" form:apply-design-mode="false">
          <form:form/>
        </office:forms>
        <table:table-column table:default-cell-style-name="ACE-0x7f32efe11130" table:style-name="ACOL-0"/>
        <table:table-column table:default-cell-style-name="ACE-0x7f32efe11130" table:style-name="ACOL-3"/>
        <table:table-column table:default-cell-style-name="ACE-0x7f32efe11130" table:style-name="ACOL-4"/>
        <table:table-column table:default-cell-style-name="ACE-0x7f32efe11130" table:style-name="ACOL-5"/>
        <table:table-column table:default-cell-style-name="ACE-0x7f32efe11130" table:style-name="ACOL-6"/>
        <table:table-column table:default-cell-style-name="ACE-0x7f32efdfbe58" table:style-name="ACOL-7"/>
        <table:table-column table:default-cell-style-name="ACE-0x7f32efe11130" table:style-name="ACOL-8"/>
        <table:table-column table:default-cell-style-name="ACE-0x7f32efdfbe58" table:style-name="ACOL-9"/>
        <table:table-column table:default-cell-style-name="ACE-0x7f32efe11130" table:style-name="ACOL-10"/>
        <table:table-column table:default-cell-style-name="ACE-0x7f32efe11130" table:style-name="ACOL-11"/>
        <table:table-column table:default-cell-style-name="ACE-0x7f32efe11130" table:style-name="ACOL-12"/>
        <table:table-column table:default-cell-style-name="ACE-0x7f32efe11130" table:style-name="ACOL-13"/>
        <table:table-column table:default-cell-style-name="ACE-0x7f32efdfbe58" table:style-name="ACOL-0"/>
        <table:table-column table:default-cell-style-name="ACE-0x7f32efe11130" table:style-name="ACOL-0"/>
        <table:table-column table:default-cell-style-name="ACE-0x7f32efe11130" table:style-name="ACOL-14"/>
        <table:table-column table:default-cell-style-name="ACE-0x7f32efe11130" table:style-name="ACOL-15"/>
        <table:table-column table:default-cell-style-name="ACE-0x7f32efe11130" table:style-name="ACOL-16"/>
        <table:table-column table:default-cell-style-name="ACE-0x7f32efe11130" table:style-name="ACOL-17"/>
        <table:table-column table:default-cell-style-name="ACE-0x7f32efe11130" table:style-name="ACOL-18"/>
        <table:table-column table:default-cell-style-name="ACE-0x7f32efe11130" table:style-name="ACOL-19"/>
        <table:table-column table:default-cell-style-name="ACE-0x7f32efe11130" table:style-name="ACOL-0" table:number-columns-repeated="108"/>
        <table:table-row table:style-name="AROW-2">
          <table:table-cell table:style-name="ACE-0x7f32efdfbf80" office:value-type="string">
            <text:p>RuleNo</text:p>
          </table:table-cell>
          <table:table-cell table:style-name="ACE-0x7f32efdfc0a8" office:value-type="string">
            <text:p>MatchCase</text:p>
          </table:table-cell>
          <table:table-cell table:style-name="ACE-0x7f32efdfc0a8" office:value-type="string">
            <text:p>Keywords</text:p>
          </table:table-cell>
          <table:table-cell table:style-name="ACE-0x7f32efdfc0a8" office:value-type="string">
            <text:p>DropDownValue</text:p>
          </table:table-cell>
          <table:table-cell table:style-name="ACE-0x7f32efdfc0a8" office:value-type="string">
            <text:p>SearchIn</text:p>
          </table:table-cell>
          <table:table-cell table:style-name="ACE-0x7f32efdfc1d0" office:value-type="string">
            <text:p>SpaceCount</text:p>
          </table:table-cell>
          <table:table-cell table:style-name="ACE-0x7f32efdfc0a8" office:value-type="string">
            <text:p>User Name</text:p>
          </table:table-cell>
          <table:table-cell table:style-name="ACE-0x7f32efdfc1d0" office:value-type="string">
            <text:p>Password</text:p>
          </table:table-cell>
          <table:table-cell table:style-name="ACE-0x7f32efdfc2f8" office:value-type="string">
            <text:p>MandatoryFieldName</text:p>
          </table:table-cell>
          <table:table-cell table:style-name="ACE-0x7f32efdfc0a8" office:value-type="string">
            <text:p>MandatoryAlert</text:p>
          </table:table-cell>
          <table:table-cell table:style-name="ACE-0x7f32efdfc0a8" office:value-type="string">
            <text:p>RulesDescription</text:p>
          </table:table-cell>
          <table:table-cell table:style-name="ACE-0x7f32efdfc0a8" office:value-type="string">
            <text:p>SubStates</text:p>
          </table:table-cell>
          <table:table-cell table:style-name="ACE-0x7f32efdfc420" office:value-type="string">
            <text:p>MRP-SP</text:p>
          </table:table-cell>
          <table:table-cell table:style-name="ACE-0x7f32efdfc420" office:value-type="string">
            <text:p>SP-DP</text:p>
          </table:table-cell>
          <table:table-cell table:style-name="ACE-0x7f32efdfc420" office:value-type="string">
            <text:p>NoOfComplaints</text:p>
          </table:table-cell>
          <table:table-cell table:style-name="ACE-0x7f32efdfc420" office:value-type="string">
            <text:p>AgeOfMerchnat</text:p>
          </table:table-cell>
          <table:table-cell table:style-name="ACE-0x7f32efdfc420" office:value-type="string">
            <text:p>MinProductReviews</text:p>
          </table:table-cell>
          <table:table-cell table:style-name="ACE-0x7f32efdfc420" office:value-type="string">
            <text:p>ProductRating</text:p>
          </table:table-cell>
          <table:table-cell table:style-name="ACE-0x7f32efdfc2f8" office:value-type="string">
            <text:p>ProdList</text:p>
          </table:table-cell>
          <table:table-cell table:style-name="ACE-0x7f32efdfc548" office:value-type="string">
            <text:p>ProductTabPane</text:p>
          </table:table-cell>
          <table:table-cell table:number-columns-repeated="108" table:style-name="ACE-0x7f32efe11130"/>
        </table:table-row>
        <table:table-row table:style-name="AROW-2">
          <table:table-cell table:style-name="ACE-0x7f32efdfc670" office:value-type="string">
            <text:p>Rule 1</text:p>
          </table:table-cell>
          <table:table-cell table:style-name="ACE-0x7f32efdfc798" office:value-type="string">
            <text:p>Exact</text:p>
          </table:table-cell>
          <table:table-cell table:style-name="ACE-0x7f32efdfc798" office:value-type="string">
            <text:p>Rayban</text:p>
          </table:table-cell>
          <table:table-cell table:style-name="ACE-0x7f32efdfc798" office:value-type="string">
            <text:p>Rule 1|Rule 2|Rule 3|Rule 4|All Rules</text:p>
          </table:table-cell>
          <table:table-cell table:style-name="ACE-0x7f32efdfc798" office:value-type="string">
            <text:p>Select|Brand And Product Name|Product Description|All Three</text:p>
          </table:table-cell>
          <table:table-cell table:style-name="ACE-0x7f32efdfc8c0" office:value-type="float" office:value="1">
            <text:p>1</text:p>
          </table:table-cell>
          <table:table-cell table:style-name="ACE-0x7f32efdfc798" office:value-type="string">
            <text:p>testshopclue@sc.com</text:p>
          </table:table-cell>
          <table:table-cell table:style-name="ACE-0x7f32efdfc8c0" office:value-type="string">
            <text:p>123456</text:p>
          </table:table-cell>
          <table:table-cell table:style-name="ACE-0x7f32efdfc9e8" office:value-type="string">
            <text:p>_enter_product_id</text:p>
          </table:table-cell>
          <table:table-cell table:style-name="ACE-0x7f32efdfc9e8" office:value-type="string">
            <text:p>The _enter_product_id field is mandatory.</text:p>
          </table:table-cell>
          <table:table-cell table:style-name="ACE-0x7f32efdfc9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c9e8" office:value-type="string">
            <text:p>BB - Banned|BR - Restricted|BC - Counterfeit|BS - Special Counterfeit|BH - High risk|BV - Very High Risk</text:p>
          </table:table-cell>
          <table:table-cell table:style-name="ACE-0x7f32efdfc8c0" office:value-type="float" office:value="100">
            <text:p>100</text:p>
          </table:table-cell>
          <table:table-cell table:style-name="ACE-0x7f32efdfc798" office:value-type="float" office:value="100">
            <text:p>100</text:p>
          </table:table-cell>
          <table:table-cell table:style-name="ACE-0x7f32efdfc798" office:value-type="float" office:value="1">
            <text:p>1</text:p>
          </table:table-cell>
          <table:table-cell table:style-name="ACE-0x7f32efdfc798" office:value-type="float" office:value="100">
            <text:p>100</text:p>
          </table:table-cell>
          <table:table-cell table:style-name="ACE-0x7f32efdfc798" office:value-type="float" office:value="1">
            <text:p>1</text:p>
          </table:table-cell>
          <table:table-cell table:style-name="ACE-0x7f32efdfc798" office:value-type="float" office:value="30">
            <text:p>30</text:p>
          </table:table-cell>
          <table:table-cell table:style-name="ACE-0x7f32efdfc9e8" office:value-type="string">
            <text:p>Fashion|Eye Wear|Sunglasses</text:p>
          </table:table-cell>
          <table:table-cell table:style-name="ACE-0x7f32efdfcb10" office:value-type="string">
            <text:p>Product ID|Merchant Name|Product Name|Keyword|_Rule|_Substate</text:p>
          </table:table-cell>
          <table:table-cell table:number-columns-repeated="108" table:style-name="ACE-0x7f32efe11130"/>
        </table:table-row>
        <table:table-row table:style-name="AROW-2">
          <table:table-cell table:style-name="ACE-0x7f32efdfc670" office:value-type="string">
            <text:p>Rule 2</text:p>
          </table:table-cell>
          <table:table-cell table:style-name="ACE-0x7f32efdfc798" office:value-type="string">
            <text:p>Space</text:p>
          </table:table-cell>
          <table:table-cell table:style-name="ACE-0x7f32efdfc798" office:value-type="string">
            <text:p>Ray ban</text:p>
          </table:table-cell>
          <table:table-cell table:style-name="ACE-0x7f32efdfc798" office:value-type="string">
            <text:p>Rule 1|Rule 2|Rule 3|Rule 4|All Rules</text:p>
          </table:table-cell>
          <table:table-cell table:style-name="ACE-0x7f32efdfc798" office:value-type="string">
            <text:p>Select|Brand And Product Name|Product Description|All Three</text:p>
          </table:table-cell>
          <table:table-cell table:style-name="ACE-0x7f32efdfc8c0" office:value-type="float" office:value="1">
            <text:p>1</text:p>
          </table:table-cell>
          <table:table-cell table:style-name="ACE-0x7f32efdfc798" office:value-type="string">
            <text:p>testshopclue@sc.com</text:p>
          </table:table-cell>
          <table:table-cell table:style-name="ACE-0x7f32efdfc8c0" office:value-type="string">
            <text:p>123456</text:p>
          </table:table-cell>
          <table:table-cell table:style-name="ACE-0x7f32efdfc9e8" office:value-type="string">
            <text:p>_enter_product_id</text:p>
          </table:table-cell>
          <table:table-cell table:style-name="ACE-0x7f32efdfc9e8" office:value-type="string">
            <text:p>The _enter_product_id field is mandatory.</text:p>
          </table:table-cell>
          <table:table-cell table:style-name="ACE-0x7f32efdfc9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c9e8" office:value-type="string">
            <text:p>BB - Banned|BR - Restricted|BC - Counterfeit|BS - Special Counterfeit|BH - High risk|BV - Very High Risk</text:p>
          </table:table-cell>
          <table:table-cell table:style-name="ACE-0x7f32efdfc8c0" office:value-type="string">
            <text:p>80</text:p>
          </table:table-cell>
          <table:table-cell table:style-name="ACE-0x7f32efdfc798" office:value-type="float" office:value="100">
            <text:p>100</text:p>
          </table:table-cell>
          <table:table-cell table:style-name="ACE-0x7f32efdfc798" office:value-type="float" office:value="1">
            <text:p>1</text:p>
          </table:table-cell>
          <table:table-cell table:style-name="ACE-0x7f32efdfc798" office:value-type="float" office:value="100">
            <text:p>100</text:p>
          </table:table-cell>
          <table:table-cell table:style-name="ACE-0x7f32efdfc798" office:value-type="float" office:value="1">
            <text:p>1</text:p>
          </table:table-cell>
          <table:table-cell table:style-name="ACE-0x7f32efdfc798" office:value-type="float" office:value="30">
            <text:p>30</text:p>
          </table:table-cell>
          <table:table-cell table:style-name="ACE-0x7f32efdfc9e8" office:value-type="string">
            <text:p>Fashion|Eye Wear|Sunglasses</text:p>
          </table:table-cell>
          <table:table-cell table:style-name="ACE-0x7f32efdfcb10" office:value-type="string">
            <text:p>Product ID|Merchant Name|Product Name|Keyword|_Rule|_Substate</text:p>
          </table:table-cell>
          <table:table-cell table:number-columns-repeated="108" table:style-name="ACE-0x7f32efe11130"/>
        </table:table-row>
        <table:table-row table:style-name="AROW-2">
          <table:table-cell table:style-name="ACE-0x7f32efdfc670" office:value-type="string">
            <text:p>Rule 3</text:p>
          </table:table-cell>
          <table:table-cell table:style-name="ACE-0x7f32efdfc798" office:value-type="string">
            <text:p>change Char</text:p>
          </table:table-cell>
          <table:table-cell table:style-name="ACE-0x7f32efdfc798" office:value-type="string">
            <text:p>ban Ray</text:p>
          </table:table-cell>
          <table:table-cell table:style-name="ACE-0x7f32efdfc798" office:value-type="string">
            <text:p>Rule 1|Rule 2|Rule 3|Rule 4|All Rules</text:p>
          </table:table-cell>
          <table:table-cell table:style-name="ACE-0x7f32efdfc798" office:value-type="string">
            <text:p>Select|Brand And Product Name|Product Description|All Three</text:p>
          </table:table-cell>
          <table:table-cell table:style-name="ACE-0x7f32efdfc8c0" office:value-type="float" office:value="1">
            <text:p>1</text:p>
          </table:table-cell>
          <table:table-cell table:style-name="ACE-0x7f32efdfc798" office:value-type="string">
            <text:p>testshopclue@sc.com</text:p>
          </table:table-cell>
          <table:table-cell table:style-name="ACE-0x7f32efdfc8c0" office:value-type="string">
            <text:p>123456</text:p>
          </table:table-cell>
          <table:table-cell table:style-name="ACE-0x7f32efdfc9e8" office:value-type="string">
            <text:p>_enter_product_id</text:p>
          </table:table-cell>
          <table:table-cell table:style-name="ACE-0x7f32efdfc9e8" office:value-type="string">
            <text:p>The _enter_product_id field is mandatory.</text:p>
          </table:table-cell>
          <table:table-cell table:style-name="ACE-0x7f32efdfc9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c9e8" office:value-type="string">
            <text:p>BB - Banned|BR - Restricted|BC - Counterfeit|BS - Special Counterfeit|BH - High risk|BV - Very High Risk</text:p>
          </table:table-cell>
          <table:table-cell table:style-name="ACE-0x7f32efdfc8c0" office:value-type="float" office:value="100">
            <text:p>100</text:p>
          </table:table-cell>
          <table:table-cell table:style-name="ACE-0x7f32efdfc798" office:value-type="float" office:value="70">
            <text:p>70</text:p>
          </table:table-cell>
          <table:table-cell table:style-name="ACE-0x7f32efdfc798" office:value-type="float" office:value="1">
            <text:p>1</text:p>
          </table:table-cell>
          <table:table-cell table:style-name="ACE-0x7f32efdfc798" office:value-type="float" office:value="100">
            <text:p>100</text:p>
          </table:table-cell>
          <table:table-cell table:style-name="ACE-0x7f32efdfc798" office:value-type="float" office:value="1">
            <text:p>1</text:p>
          </table:table-cell>
          <table:table-cell table:style-name="ACE-0x7f32efdfc798" office:value-type="float" office:value="30">
            <text:p>30</text:p>
          </table:table-cell>
          <table:table-cell table:style-name="ACE-0x7f32efdfc9e8" office:value-type="string">
            <text:p>Fashion|Eye Wear|Sunglasses</text:p>
          </table:table-cell>
          <table:table-cell table:style-name="ACE-0x7f32efdfcb10" office:value-type="string">
            <text:p>Product ID|Merchant Name|Product Name|Keyword|_Rule|_Substate</text:p>
          </table:table-cell>
          <table:table-cell table:number-columns-repeated="108" table:style-name="ACE-0x7f32efe11130"/>
        </table:table-row>
        <table:table-row table:style-name="AROW-2">
          <table:table-cell table:style-name="ACE-0x7f32efdfc670" office:value-type="string">
            <text:p>Rule 4</text:p>
          </table:table-cell>
          <table:table-cell table:style-name="ACE-0x7f32efdfc798" office:value-type="string">
            <text:p>WildChars</text:p>
          </table:table-cell>
          <table:table-cell table:style-name="ACE-0x7f32efdfc9e8" office:value-type="string">
            <text:p>aaRaybb</text:p>
          </table:table-cell>
          <table:table-cell table:style-name="ACE-0x7f32efdfc798" office:value-type="string">
            <text:p>Rule 1|Rule 2|Rule 3|Rule 4|All Rules</text:p>
          </table:table-cell>
          <table:table-cell table:style-name="ACE-0x7f32efdfc798" office:value-type="string">
            <text:p>Select|Brand And Product Name|Product Description|All Three</text:p>
          </table:table-cell>
          <table:table-cell table:style-name="ACE-0x7f32efdfc8c0" office:value-type="float" office:value="1">
            <text:p>1</text:p>
          </table:table-cell>
          <table:table-cell table:style-name="ACE-0x7f32efdfc798" office:value-type="string">
            <text:p>testshopclue@sc.com</text:p>
          </table:table-cell>
          <table:table-cell table:style-name="ACE-0x7f32efdfc8c0" office:value-type="string">
            <text:p>123456</text:p>
          </table:table-cell>
          <table:table-cell table:style-name="ACE-0x7f32efdfc9e8" office:value-type="string">
            <text:p>_enter_product_id</text:p>
          </table:table-cell>
          <table:table-cell table:style-name="ACE-0x7f32efdfc9e8" office:value-type="string">
            <text:p>The _enter_product_id field is mandatory.</text:p>
          </table:table-cell>
          <table:table-cell table:style-name="ACE-0x7f32efdfc9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c9e8" office:value-type="string">
            <text:p>BB - Banned|BR - Restricted|BC - Counterfeit|BS - Special Counterfeit|BH - High risk|BV - Very High Risk</text:p>
          </table:table-cell>
          <table:table-cell table:style-name="ACE-0x7f32efdfc8c0" office:value-type="float" office:value="100">
            <text:p>100</text:p>
          </table:table-cell>
          <table:table-cell table:style-name="ACE-0x7f32efdfc798" office:value-type="float" office:value="100">
            <text:p>100</text:p>
          </table:table-cell>
          <table:table-cell table:style-name="ACE-0x7f32efdfc798" office:value-type="float" office:value="2">
            <text:p>2</text:p>
          </table:table-cell>
          <table:table-cell table:style-name="ACE-0x7f32efdfc798" office:value-type="float" office:value="100">
            <text:p>100</text:p>
          </table:table-cell>
          <table:table-cell table:style-name="ACE-0x7f32efdfc798" office:value-type="float" office:value="1">
            <text:p>1</text:p>
          </table:table-cell>
          <table:table-cell table:style-name="ACE-0x7f32efdfc798" office:value-type="float" office:value="30">
            <text:p>30</text:p>
          </table:table-cell>
          <table:table-cell table:style-name="ACE-0x7f32efdfc9e8" office:value-type="string">
            <text:p>Fashion|Eye Wear|Sunglasses</text:p>
          </table:table-cell>
          <table:table-cell table:style-name="ACE-0x7f32efdfcb10" office:value-type="string">
            <text:p>Product ID|Merchant Name|Product Name|Keyword|_Rule|_Substate</text:p>
          </table:table-cell>
          <table:table-cell table:number-columns-repeated="108" table:style-name="ACE-0x7f32efe11130"/>
        </table:table-row>
        <table:table-row table:style-name="AROW-2">
          <table:table-cell table:style-name="ACE-0x7f32efdfc670"/>
          <table:table-cell table:number-columns-repeated="4" table:style-name="ACE-0x7f32efdfc798"/>
          <table:table-cell table:style-name="ACE-0x7f32efdfc8c0"/>
          <table:table-cell table:style-name="ACE-0x7f32efdfc798" office:value-type="string">
            <text:p>testshopclue@sc.com</text:p>
          </table:table-cell>
          <table:table-cell table:style-name="ACE-0x7f32efdfc8c0" office:value-type="string">
            <text:p>123456</text:p>
          </table:table-cell>
          <table:table-cell table:style-name="ACE-0x7f32efdfc9e8" office:value-type="string">
            <text:p>_enter_product_id</text:p>
          </table:table-cell>
          <table:table-cell table:style-name="ACE-0x7f32efdfc9e8" office:value-type="string">
            <text:p>The _enter_product_id field is mandatory.</text:p>
          </table:table-cell>
          <table:table-cell table:style-name="ACE-0x7f32efdfc9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c9e8" office:value-type="string">
            <text:p>BB - Banned|BR - Restricted|BC - Counterfeit|BS - Special Counterfeit|BH - High risk|BV - Very High Risk</text:p>
          </table:table-cell>
          <table:table-cell table:style-name="ACE-0x7f32efdfc8c0" office:value-type="float" office:value="100">
            <text:p>100</text:p>
          </table:table-cell>
          <table:table-cell table:style-name="ACE-0x7f32efdfc798" office:value-type="float" office:value="100">
            <text:p>100</text:p>
          </table:table-cell>
          <table:table-cell table:style-name="ACE-0x7f32efdfc798" office:value-type="float" office:value="2">
            <text:p>2</text:p>
          </table:table-cell>
          <table:table-cell table:style-name="ACE-0x7f32efdfc798" office:value-type="float" office:value="200">
            <text:p>200</text:p>
          </table:table-cell>
          <table:table-cell table:style-name="ACE-0x7f32efdfc798" office:value-type="float" office:value="1">
            <text:p>1</text:p>
          </table:table-cell>
          <table:table-cell table:style-name="ACE-0x7f32efdfc798" office:value-type="float" office:value="30">
            <text:p>30</text:p>
          </table:table-cell>
          <table:table-cell table:style-name="ACE-0x7f32efdfc9e8"/>
          <table:table-cell table:style-name="ACE-0x7f32efdfcb10"/>
          <table:table-cell table:number-columns-repeated="108" table:style-name="ACE-0x7f32efe11130"/>
        </table:table-row>
        <table:table-row table:style-name="AROW-2">
          <table:table-cell table:style-name="ACE-0x7f32efdfc670"/>
          <table:table-cell table:number-columns-repeated="4" table:style-name="ACE-0x7f32efdfc798"/>
          <table:table-cell table:style-name="ACE-0x7f32efdfc8c0"/>
          <table:table-cell table:style-name="ACE-0x7f32efdfc798" office:value-type="string">
            <text:p>testshopclue@sc.com</text:p>
          </table:table-cell>
          <table:table-cell table:style-name="ACE-0x7f32efdfc8c0" office:value-type="string">
            <text:p>123456</text:p>
          </table:table-cell>
          <table:table-cell table:style-name="ACE-0x7f32efdfc9e8" office:value-type="string">
            <text:p>_enter_product_id</text:p>
          </table:table-cell>
          <table:table-cell table:style-name="ACE-0x7f32efdfc9e8" office:value-type="string">
            <text:p>The _enter_product_id field is mandatory.</text:p>
          </table:table-cell>
          <table:table-cell table:style-name="ACE-0x7f32efdfc9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c9e8" office:value-type="string">
            <text:p>BB - Banned|BR - Restricted|BC - Counterfeit|BS - Special Counterfeit|BH - High risk|BV - Very High Risk</text:p>
          </table:table-cell>
          <table:table-cell table:style-name="ACE-0x7f32efdfc8c0" office:value-type="float" office:value="100">
            <text:p>100</text:p>
          </table:table-cell>
          <table:table-cell table:style-name="ACE-0x7f32efdfc798" office:value-type="float" office:value="100">
            <text:p>100</text:p>
          </table:table-cell>
          <table:table-cell table:style-name="ACE-0x7f32efdfc798" office:value-type="float" office:value="1">
            <text:p>1</text:p>
          </table:table-cell>
          <table:table-cell table:style-name="ACE-0x7f32efdfc798" office:value-type="float" office:value="200">
            <text:p>200</text:p>
          </table:table-cell>
          <table:table-cell table:style-name="ACE-0x7f32efdfc798" office:value-type="float" office:value="2">
            <text:p>2</text:p>
          </table:table-cell>
          <table:table-cell table:style-name="ACE-0x7f32efdfc798" office:value-type="float" office:value="30">
            <text:p>30</text:p>
          </table:table-cell>
          <table:table-cell table:style-name="ACE-0x7f32efdfc9e8"/>
          <table:table-cell table:style-name="ACE-0x7f32efdfcb10"/>
          <table:table-cell table:number-columns-repeated="108" table:style-name="ACE-0x7f32efe11130"/>
        </table:table-row>
        <table:table-row table:style-name="AROW-2">
          <table:table-cell table:style-name="ACE-0x7f32efdfcc38"/>
          <table:table-cell table:number-columns-repeated="4" table:style-name="ACE-0x7f32efdfcd60"/>
          <table:table-cell table:style-name="ACE-0x7f32efdfce88"/>
          <table:table-cell table:style-name="ACE-0x7f32efdfcd60" office:value-type="string">
            <text:p>testshopclue@sc.com</text:p>
          </table:table-cell>
          <table:table-cell table:style-name="ACE-0x7f32efdfce88" office:value-type="string">
            <text:p>123456</text:p>
          </table:table-cell>
          <table:table-cell table:style-name="ACE-0x7f32efdfcfb0" office:value-type="string">
            <text:p>_enter_product_id</text:p>
          </table:table-cell>
          <table:table-cell table:style-name="ACE-0x7f32efdfcfb0" office:value-type="string">
            <text:p>The _enter_product_id field is mandatory.</text:p>
          </table:table-cell>
          <table:table-cell table:style-name="ACE-0x7f32efdfcfb0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cfb0" office:value-type="string">
            <text:p>BB - Banned|BR - Restricted|BC - Counterfeit|BS - Special Counterfeit|BH - High risk|BV - Very High Risk</text:p>
          </table:table-cell>
          <table:table-cell table:style-name="ACE-0x7f32efdfce88" office:value-type="float" office:value="100">
            <text:p>100</text:p>
          </table:table-cell>
          <table:table-cell table:style-name="ACE-0x7f32efdfcd60" office:value-type="float" office:value="100">
            <text:p>100</text:p>
          </table:table-cell>
          <table:table-cell table:style-name="ACE-0x7f32efdfcd60" office:value-type="float" office:value="1">
            <text:p>1</text:p>
          </table:table-cell>
          <table:table-cell table:style-name="ACE-0x7f32efdfcd60" office:value-type="float" office:value="200">
            <text:p>200</text:p>
          </table:table-cell>
          <table:table-cell table:style-name="ACE-0x7f32efdfcd60" office:value-type="float" office:value="2">
            <text:p>2</text:p>
          </table:table-cell>
          <table:table-cell table:style-name="ACE-0x7f32efdfcd60" office:value-type="float" office:value="40">
            <text:p>40</text:p>
          </table:table-cell>
          <table:table-cell table:style-name="ACE-0x7f32efdfcfb0"/>
          <table:table-cell table:style-name="ACE-0x7f32efdfd0d8"/>
          <table:table-cell table:number-columns-repeated="108" table:style-name="ACE-0x7f32efe11130"/>
        </table:table-row>
        <table:table-row table:style-name="AROW-0" table:number-rows-repeated="2">
          <table:table-cell table:number-columns-repeated="128"/>
        </table:table-row>
        <table:table-row table:style-name="AROW-2">
          <table:table-cell table:number-columns-repeated="3" table:style-name="ACE-0x7f32efdfd200"/>
          <table:table-cell table:number-columns-repeated="2" table:style-name="ACE-0x7f32efe11130"/>
          <table:table-cell table:style-name="ACE-0x7f32efdfbe58"/>
          <table:table-cell table:style-name="ACE-0x7f32efe11130"/>
          <table:table-cell table:style-name="ACE-0x7f32efdfbe58"/>
          <table:table-cell table:number-columns-repeated="4" table:style-name="ACE-0x7f32efe11130"/>
          <table:table-cell table:style-name="ACE-0x7f32efdfbe58"/>
          <table:table-cell table:number-columns-repeated="115" table:style-name="ACE-0x7f32efe11130"/>
        </table:table-row>
        <table:table-row table:style-name="AROW-2">
          <table:table-cell table:number-columns-repeated="128"/>
        </table:table-row>
        <table:table-row table:style-name="AROW-0" table:number-rows-repeated="116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6" gnm:cursor-row="0">
          <gnm:selection gnm:start-col="6" gnm:start-row="0" gnm:end-col="6" gnm:end-row="7"/>
        </gnm:selections>
      </table:table>
      <table:table table:name="AQA2_TestData" table:style-name="ta-0x7f32efe10400" table:print="false">
        <office:forms form:automatic-focus="false" form:apply-design-mode="false">
          <form:form/>
        </office:forms>
        <table:table-column table:default-cell-style-name="ACE-0x7f32efe11258" table:style-name="ACOL-0"/>
        <table:table-column table:default-cell-style-name="ACE-0x7f32efe11258" table:style-name="ACOL-3"/>
        <table:table-column table:default-cell-style-name="ACE-0x7f32efe11258" table:style-name="ACOL-4"/>
        <table:table-column table:default-cell-style-name="ACE-0x7f32efe11258" table:style-name="ACOL-5"/>
        <table:table-column table:default-cell-style-name="ACE-0x7f32efe11258" table:style-name="ACOL-6"/>
        <table:table-column table:default-cell-style-name="ACE-0x7f32efdfd328" table:style-name="ACOL-7"/>
        <table:table-column table:default-cell-style-name="ACE-0x7f32efe11258" table:style-name="ACOL-8"/>
        <table:table-column table:default-cell-style-name="ACE-0x7f32efdfd328" table:style-name="ACOL-9"/>
        <table:table-column table:default-cell-style-name="ACE-0x7f32efe11258" table:style-name="ACOL-10"/>
        <table:table-column table:default-cell-style-name="ACE-0x7f32efe11258" table:style-name="ACOL-11"/>
        <table:table-column table:default-cell-style-name="ACE-0x7f32efe11258" table:style-name="ACOL-12"/>
        <table:table-column table:default-cell-style-name="ACE-0x7f32efe11258" table:style-name="ACOL-13"/>
        <table:table-column table:default-cell-style-name="ACE-0x7f32efdfd328" table:style-name="ACOL-0"/>
        <table:table-column table:default-cell-style-name="ACE-0x7f32efe11258" table:style-name="ACOL-0"/>
        <table:table-column table:default-cell-style-name="ACE-0x7f32efe11258" table:style-name="ACOL-14"/>
        <table:table-column table:default-cell-style-name="ACE-0x7f32efe11258" table:style-name="ACOL-15"/>
        <table:table-column table:default-cell-style-name="ACE-0x7f32efe11258" table:style-name="ACOL-16"/>
        <table:table-column table:default-cell-style-name="ACE-0x7f32efe11258" table:style-name="ACOL-17"/>
        <table:table-column table:default-cell-style-name="ACE-0x7f32efe11258" table:style-name="ACOL-18"/>
        <table:table-column table:default-cell-style-name="ACE-0x7f32efe11258" table:style-name="ACOL-19"/>
        <table:table-column table:default-cell-style-name="ACE-0x7f32efe11258" table:style-name="ACOL-0" table:number-columns-repeated="108"/>
        <table:table-row table:style-name="AROW-2">
          <table:table-cell table:style-name="ACE-0x7f32efdfd450" office:value-type="string">
            <text:p>RuleNo</text:p>
          </table:table-cell>
          <table:table-cell table:style-name="ACE-0x7f32efdfd578" office:value-type="string">
            <text:p>MatchCase</text:p>
          </table:table-cell>
          <table:table-cell table:style-name="ACE-0x7f32efdfd578" office:value-type="string">
            <text:p>Keywords</text:p>
          </table:table-cell>
          <table:table-cell table:style-name="ACE-0x7f32efdfd578" office:value-type="string">
            <text:p>DropDownValue</text:p>
          </table:table-cell>
          <table:table-cell table:style-name="ACE-0x7f32efdfd578" office:value-type="string">
            <text:p>SearchIn</text:p>
          </table:table-cell>
          <table:table-cell table:style-name="ACE-0x7f32efdfd6a0" office:value-type="string">
            <text:p>SpaceCount</text:p>
          </table:table-cell>
          <table:table-cell table:style-name="ACE-0x7f32efdfd578" office:value-type="string">
            <text:p>User Name</text:p>
          </table:table-cell>
          <table:table-cell table:style-name="ACE-0x7f32efdfd6a0" office:value-type="string">
            <text:p>Password</text:p>
          </table:table-cell>
          <table:table-cell table:style-name="ACE-0x7f32efdfd7c8" office:value-type="string">
            <text:p>MandatoryFieldName</text:p>
          </table:table-cell>
          <table:table-cell table:style-name="ACE-0x7f32efdfd578" office:value-type="string">
            <text:p>MandatoryAlert</text:p>
          </table:table-cell>
          <table:table-cell table:style-name="ACE-0x7f32efdfd578" office:value-type="string">
            <text:p>RulesDescription</text:p>
          </table:table-cell>
          <table:table-cell table:style-name="ACE-0x7f32efdfd578" office:value-type="string">
            <text:p>SubStates</text:p>
          </table:table-cell>
          <table:table-cell table:style-name="ACE-0x7f32efdfd8f0" office:value-type="string">
            <text:p>MRP-SP</text:p>
          </table:table-cell>
          <table:table-cell table:style-name="ACE-0x7f32efdfd8f0" office:value-type="string">
            <text:p>SP-DP</text:p>
          </table:table-cell>
          <table:table-cell table:style-name="ACE-0x7f32efdfd8f0" office:value-type="string">
            <text:p>NoOfComplaints</text:p>
          </table:table-cell>
          <table:table-cell table:style-name="ACE-0x7f32efdfd8f0" office:value-type="string">
            <text:p>AgeOfMerchnat</text:p>
          </table:table-cell>
          <table:table-cell table:style-name="ACE-0x7f32efdfd8f0" office:value-type="string">
            <text:p>MinProductReviews</text:p>
          </table:table-cell>
          <table:table-cell table:style-name="ACE-0x7f32efdfd8f0" office:value-type="string">
            <text:p>ProductRating</text:p>
          </table:table-cell>
          <table:table-cell table:style-name="ACE-0x7f32efdfd7c8" office:value-type="string">
            <text:p>ProdList</text:p>
          </table:table-cell>
          <table:table-cell table:style-name="ACE-0x7f32efdfda18" office:value-type="string">
            <text:p>ProductTabPane</text:p>
          </table:table-cell>
          <table:table-cell table:number-columns-repeated="108" table:style-name="ACE-0x7f32efe11258"/>
        </table:table-row>
        <table:table-row table:style-name="AROW-2">
          <table:table-cell table:style-name="ACE-0x7f32efdfdb40" office:value-type="string">
            <text:p>Rule 1</text:p>
          </table:table-cell>
          <table:table-cell table:style-name="ACE-0x7f32efdfdc68" office:value-type="string">
            <text:p>Exact</text:p>
          </table:table-cell>
          <table:table-cell table:style-name="ACE-0x7f32efdfdc68" office:value-type="string">
            <text:p>Rayban</text:p>
          </table:table-cell>
          <table:table-cell table:style-name="ACE-0x7f32efdfdc68" office:value-type="string">
            <text:p>Rule 1|Rule 2|Rule 3|Rule 4|All Rules</text:p>
          </table:table-cell>
          <table:table-cell table:style-name="ACE-0x7f32efdfdc68" office:value-type="string">
            <text:p>Select|Brand And Product Name|Product Description|All Three</text:p>
          </table:table-cell>
          <table:table-cell table:style-name="ACE-0x7f32efdfdd90" office:value-type="float" office:value="1">
            <text:p>1</text:p>
          </table:table-cell>
          <table:table-cell table:style-name="ACE-0x7f32efdfdc68" office:value-type="string">
            <text:p>testshopclue@sc.com</text:p>
          </table:table-cell>
          <table:table-cell table:style-name="ACE-0x7f32efdfdd90" office:value-type="string">
            <text:p>123456</text:p>
          </table:table-cell>
          <table:table-cell table:style-name="ACE-0x7f32efdfdeb8" office:value-type="string">
            <text:p>_enter_product_id</text:p>
          </table:table-cell>
          <table:table-cell table:style-name="ACE-0x7f32efdfdeb8" office:value-type="string">
            <text:p>The _enter_product_id field is mandatory.</text:p>
          </table:table-cell>
          <table:table-cell table:style-name="ACE-0x7f32efdfde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deb8" office:value-type="string">
            <text:p>BB - Banned|BR - Restricted|BC - Counterfeit|BS - Special Counterfeit|BH - High risk|BV - Very High Risk</text:p>
          </table:table-cell>
          <table:table-cell table:style-name="ACE-0x7f32efdfdd90" office:value-type="float" office:value="100">
            <text:p>100</text:p>
          </table:table-cell>
          <table:table-cell table:style-name="ACE-0x7f32efdfdc68" office:value-type="float" office:value="100">
            <text:p>100</text:p>
          </table:table-cell>
          <table:table-cell table:style-name="ACE-0x7f32efdfdc68" office:value-type="float" office:value="1">
            <text:p>1</text:p>
          </table:table-cell>
          <table:table-cell table:style-name="ACE-0x7f32efdfdc68" office:value-type="float" office:value="100">
            <text:p>100</text:p>
          </table:table-cell>
          <table:table-cell table:style-name="ACE-0x7f32efdfdc68" office:value-type="float" office:value="1">
            <text:p>1</text:p>
          </table:table-cell>
          <table:table-cell table:style-name="ACE-0x7f32efdfdc68" office:value-type="float" office:value="30">
            <text:p>30</text:p>
          </table:table-cell>
          <table:table-cell table:style-name="ACE-0x7f32efdfdeb8" office:value-type="string">
            <text:p>Fashion|Eye Wear|Sunglasses</text:p>
          </table:table-cell>
          <table:table-cell table:style-name="ACE-0x7f32efdfdfe0" office:value-type="string">
            <text:p>Product ID|Merchant Name|Product Name|Keyword|_Rule|_Substate</text:p>
          </table:table-cell>
          <table:table-cell table:number-columns-repeated="108" table:style-name="ACE-0x7f32efe11258"/>
        </table:table-row>
        <table:table-row table:style-name="AROW-2">
          <table:table-cell table:style-name="ACE-0x7f32efdfdb40" office:value-type="string">
            <text:p>Rule 2</text:p>
          </table:table-cell>
          <table:table-cell table:style-name="ACE-0x7f32efdfdc68" office:value-type="string">
            <text:p>Space</text:p>
          </table:table-cell>
          <table:table-cell table:style-name="ACE-0x7f32efdfdc68" office:value-type="string">
            <text:p>Ray ban</text:p>
          </table:table-cell>
          <table:table-cell table:style-name="ACE-0x7f32efdfdc68" office:value-type="string">
            <text:p>Rule 1|Rule 2|Rule 3|Rule 4|All Rules</text:p>
          </table:table-cell>
          <table:table-cell table:style-name="ACE-0x7f32efdfdc68" office:value-type="string">
            <text:p>Select|Brand And Product Name|Product Description|All Three</text:p>
          </table:table-cell>
          <table:table-cell table:style-name="ACE-0x7f32efdfdd90" office:value-type="float" office:value="1">
            <text:p>1</text:p>
          </table:table-cell>
          <table:table-cell table:style-name="ACE-0x7f32efdfdc68" office:value-type="string">
            <text:p>testshopclue@sc.com</text:p>
          </table:table-cell>
          <table:table-cell table:style-name="ACE-0x7f32efdfdd90" office:value-type="string">
            <text:p>123456</text:p>
          </table:table-cell>
          <table:table-cell table:style-name="ACE-0x7f32efdfdeb8" office:value-type="string">
            <text:p>_enter_product_id</text:p>
          </table:table-cell>
          <table:table-cell table:style-name="ACE-0x7f32efdfdeb8" office:value-type="string">
            <text:p>The _enter_product_id field is mandatory.</text:p>
          </table:table-cell>
          <table:table-cell table:style-name="ACE-0x7f32efdfde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deb8" office:value-type="string">
            <text:p>BB - Banned|BR - Restricted|BC - Counterfeit|BS - Special Counterfeit|BH - High risk|BV - Very High Risk</text:p>
          </table:table-cell>
          <table:table-cell table:style-name="ACE-0x7f32efdfdd90" office:value-type="string">
            <text:p>80</text:p>
          </table:table-cell>
          <table:table-cell table:style-name="ACE-0x7f32efdfdc68" office:value-type="float" office:value="100">
            <text:p>100</text:p>
          </table:table-cell>
          <table:table-cell table:style-name="ACE-0x7f32efdfdc68" office:value-type="float" office:value="1">
            <text:p>1</text:p>
          </table:table-cell>
          <table:table-cell table:style-name="ACE-0x7f32efdfdc68" office:value-type="float" office:value="100">
            <text:p>100</text:p>
          </table:table-cell>
          <table:table-cell table:style-name="ACE-0x7f32efdfdc68" office:value-type="float" office:value="1">
            <text:p>1</text:p>
          </table:table-cell>
          <table:table-cell table:style-name="ACE-0x7f32efdfdc68" office:value-type="float" office:value="30">
            <text:p>30</text:p>
          </table:table-cell>
          <table:table-cell table:style-name="ACE-0x7f32efdfdeb8" office:value-type="string">
            <text:p>Fashion|Eye Wear|Sunglasses</text:p>
          </table:table-cell>
          <table:table-cell table:style-name="ACE-0x7f32efdfdfe0" office:value-type="string">
            <text:p>Product ID|Merchant Name|Product Name|Keyword|_Rule|_Substate</text:p>
          </table:table-cell>
          <table:table-cell table:number-columns-repeated="108" table:style-name="ACE-0x7f32efe11258"/>
        </table:table-row>
        <table:table-row table:style-name="AROW-2">
          <table:table-cell table:style-name="ACE-0x7f32efdfdb40" office:value-type="string">
            <text:p>Rule 3</text:p>
          </table:table-cell>
          <table:table-cell table:style-name="ACE-0x7f32efdfdc68" office:value-type="string">
            <text:p>change Char</text:p>
          </table:table-cell>
          <table:table-cell table:style-name="ACE-0x7f32efdfdc68" office:value-type="string">
            <text:p>ban Ray</text:p>
          </table:table-cell>
          <table:table-cell table:style-name="ACE-0x7f32efdfdc68" office:value-type="string">
            <text:p>Rule 1|Rule 2|Rule 3|Rule 4|All Rules</text:p>
          </table:table-cell>
          <table:table-cell table:style-name="ACE-0x7f32efdfdc68" office:value-type="string">
            <text:p>Select|Brand And Product Name|Product Description|All Three</text:p>
          </table:table-cell>
          <table:table-cell table:style-name="ACE-0x7f32efdfdd90" office:value-type="float" office:value="1">
            <text:p>1</text:p>
          </table:table-cell>
          <table:table-cell table:style-name="ACE-0x7f32efdfdc68" office:value-type="string">
            <text:p>testshopclue@sc.com</text:p>
          </table:table-cell>
          <table:table-cell table:style-name="ACE-0x7f32efdfdd90" office:value-type="string">
            <text:p>123456</text:p>
          </table:table-cell>
          <table:table-cell table:style-name="ACE-0x7f32efdfdeb8" office:value-type="string">
            <text:p>_enter_product_id</text:p>
          </table:table-cell>
          <table:table-cell table:style-name="ACE-0x7f32efdfdeb8" office:value-type="string">
            <text:p>The _enter_product_id field is mandatory.</text:p>
          </table:table-cell>
          <table:table-cell table:style-name="ACE-0x7f32efdfde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deb8" office:value-type="string">
            <text:p>BB - Banned|BR - Restricted|BC - Counterfeit|BS - Special Counterfeit|BH - High risk|BV - Very High Risk</text:p>
          </table:table-cell>
          <table:table-cell table:style-name="ACE-0x7f32efdfdd90" office:value-type="float" office:value="100">
            <text:p>100</text:p>
          </table:table-cell>
          <table:table-cell table:style-name="ACE-0x7f32efdfdc68" office:value-type="float" office:value="70">
            <text:p>70</text:p>
          </table:table-cell>
          <table:table-cell table:style-name="ACE-0x7f32efdfdc68" office:value-type="float" office:value="1">
            <text:p>1</text:p>
          </table:table-cell>
          <table:table-cell table:style-name="ACE-0x7f32efdfdc68" office:value-type="float" office:value="100">
            <text:p>100</text:p>
          </table:table-cell>
          <table:table-cell table:style-name="ACE-0x7f32efdfdc68" office:value-type="float" office:value="1">
            <text:p>1</text:p>
          </table:table-cell>
          <table:table-cell table:style-name="ACE-0x7f32efdfdc68" office:value-type="float" office:value="30">
            <text:p>30</text:p>
          </table:table-cell>
          <table:table-cell table:style-name="ACE-0x7f32efdfdeb8" office:value-type="string">
            <text:p>Fashion|Eye Wear|Sunglasses</text:p>
          </table:table-cell>
          <table:table-cell table:style-name="ACE-0x7f32efdfdfe0" office:value-type="string">
            <text:p>Product ID|Merchant Name|Product Name|Keyword|_Rule|_Substate</text:p>
          </table:table-cell>
          <table:table-cell table:number-columns-repeated="108" table:style-name="ACE-0x7f32efe11258"/>
        </table:table-row>
        <table:table-row table:style-name="AROW-2">
          <table:table-cell table:style-name="ACE-0x7f32efdfdb40" office:value-type="string">
            <text:p>Rule 4</text:p>
          </table:table-cell>
          <table:table-cell table:style-name="ACE-0x7f32efdfdc68" office:value-type="string">
            <text:p>WildChars</text:p>
          </table:table-cell>
          <table:table-cell table:style-name="ACE-0x7f32efdfdeb8" office:value-type="string">
            <text:p>aaRaybb</text:p>
          </table:table-cell>
          <table:table-cell table:style-name="ACE-0x7f32efdfdc68" office:value-type="string">
            <text:p>Rule 1|Rule 2|Rule 3|Rule 4|All Rules</text:p>
          </table:table-cell>
          <table:table-cell table:style-name="ACE-0x7f32efdfdc68" office:value-type="string">
            <text:p>Select|Brand And Product Name|Product Description|All Three</text:p>
          </table:table-cell>
          <table:table-cell table:style-name="ACE-0x7f32efdfdd90" office:value-type="float" office:value="1">
            <text:p>1</text:p>
          </table:table-cell>
          <table:table-cell table:style-name="ACE-0x7f32efdfdc68" office:value-type="string">
            <text:p>testshopclue@sc.com</text:p>
          </table:table-cell>
          <table:table-cell table:style-name="ACE-0x7f32efdfdd90" office:value-type="string">
            <text:p>123456</text:p>
          </table:table-cell>
          <table:table-cell table:style-name="ACE-0x7f32efdfdeb8" office:value-type="string">
            <text:p>_enter_product_id</text:p>
          </table:table-cell>
          <table:table-cell table:style-name="ACE-0x7f32efdfdeb8" office:value-type="string">
            <text:p>The _enter_product_id field is mandatory.</text:p>
          </table:table-cell>
          <table:table-cell table:style-name="ACE-0x7f32efdfde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deb8" office:value-type="string">
            <text:p>BB - Banned|BR - Restricted|BC - Counterfeit|BS - Special Counterfeit|BH - High risk|BV - Very High Risk</text:p>
          </table:table-cell>
          <table:table-cell table:style-name="ACE-0x7f32efdfdd90" office:value-type="float" office:value="100">
            <text:p>100</text:p>
          </table:table-cell>
          <table:table-cell table:style-name="ACE-0x7f32efdfdc68" office:value-type="float" office:value="100">
            <text:p>100</text:p>
          </table:table-cell>
          <table:table-cell table:style-name="ACE-0x7f32efdfdc68" office:value-type="float" office:value="2">
            <text:p>2</text:p>
          </table:table-cell>
          <table:table-cell table:style-name="ACE-0x7f32efdfdc68" office:value-type="float" office:value="100">
            <text:p>100</text:p>
          </table:table-cell>
          <table:table-cell table:style-name="ACE-0x7f32efdfdc68" office:value-type="float" office:value="1">
            <text:p>1</text:p>
          </table:table-cell>
          <table:table-cell table:style-name="ACE-0x7f32efdfdc68" office:value-type="float" office:value="30">
            <text:p>30</text:p>
          </table:table-cell>
          <table:table-cell table:style-name="ACE-0x7f32efdfdeb8" office:value-type="string">
            <text:p>Fashion|Eye Wear|Sunglasses</text:p>
          </table:table-cell>
          <table:table-cell table:style-name="ACE-0x7f32efdfdfe0" office:value-type="string">
            <text:p>Product ID|Merchant Name|Product Name|Keyword|_Rule|_Substate</text:p>
          </table:table-cell>
          <table:table-cell table:number-columns-repeated="108" table:style-name="ACE-0x7f32efe11258"/>
        </table:table-row>
        <table:table-row table:style-name="AROW-2">
          <table:table-cell table:style-name="ACE-0x7f32efdfdb40"/>
          <table:table-cell table:number-columns-repeated="4" table:style-name="ACE-0x7f32efdfdc68"/>
          <table:table-cell table:style-name="ACE-0x7f32efdfdd90"/>
          <table:table-cell table:style-name="ACE-0x7f32efdfdc68" office:value-type="string">
            <text:p>testshopclue@sc.com</text:p>
          </table:table-cell>
          <table:table-cell table:style-name="ACE-0x7f32efdfdd90" office:value-type="string">
            <text:p>123456</text:p>
          </table:table-cell>
          <table:table-cell table:style-name="ACE-0x7f32efdfdeb8" office:value-type="string">
            <text:p>_enter_product_id</text:p>
          </table:table-cell>
          <table:table-cell table:style-name="ACE-0x7f32efdfdeb8" office:value-type="string">
            <text:p>The _enter_product_id field is mandatory.</text:p>
          </table:table-cell>
          <table:table-cell table:style-name="ACE-0x7f32efdfde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deb8" office:value-type="string">
            <text:p>BB - Banned|BR - Restricted|BC - Counterfeit|BS - Special Counterfeit|BH - High risk|BV - Very High Risk</text:p>
          </table:table-cell>
          <table:table-cell table:style-name="ACE-0x7f32efdfdd90" office:value-type="float" office:value="100">
            <text:p>100</text:p>
          </table:table-cell>
          <table:table-cell table:style-name="ACE-0x7f32efdfdc68" office:value-type="float" office:value="100">
            <text:p>100</text:p>
          </table:table-cell>
          <table:table-cell table:style-name="ACE-0x7f32efdfdc68" office:value-type="float" office:value="2">
            <text:p>2</text:p>
          </table:table-cell>
          <table:table-cell table:style-name="ACE-0x7f32efdfdc68" office:value-type="float" office:value="200">
            <text:p>200</text:p>
          </table:table-cell>
          <table:table-cell table:style-name="ACE-0x7f32efdfdc68" office:value-type="float" office:value="1">
            <text:p>1</text:p>
          </table:table-cell>
          <table:table-cell table:style-name="ACE-0x7f32efdfdc68" office:value-type="float" office:value="30">
            <text:p>30</text:p>
          </table:table-cell>
          <table:table-cell table:style-name="ACE-0x7f32efdfdeb8"/>
          <table:table-cell table:style-name="ACE-0x7f32efdfdfe0"/>
          <table:table-cell table:number-columns-repeated="108" table:style-name="ACE-0x7f32efe11258"/>
        </table:table-row>
        <table:table-row table:style-name="AROW-2">
          <table:table-cell table:style-name="ACE-0x7f32efdfdb40"/>
          <table:table-cell table:number-columns-repeated="4" table:style-name="ACE-0x7f32efdfdc68"/>
          <table:table-cell table:style-name="ACE-0x7f32efdfdd90"/>
          <table:table-cell table:style-name="ACE-0x7f32efdfdc68" office:value-type="string">
            <text:p>testshopclue@sc.com</text:p>
          </table:table-cell>
          <table:table-cell table:style-name="ACE-0x7f32efdfdd90" office:value-type="string">
            <text:p>123456</text:p>
          </table:table-cell>
          <table:table-cell table:style-name="ACE-0x7f32efdfdeb8" office:value-type="string">
            <text:p>_enter_product_id</text:p>
          </table:table-cell>
          <table:table-cell table:style-name="ACE-0x7f32efdfdeb8" office:value-type="string">
            <text:p>The _enter_product_id field is mandatory.</text:p>
          </table:table-cell>
          <table:table-cell table:style-name="ACE-0x7f32efdfde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deb8" office:value-type="string">
            <text:p>BB - Banned|BR - Restricted|BC - Counterfeit|BS - Special Counterfeit|BH - High risk|BV - Very High Risk</text:p>
          </table:table-cell>
          <table:table-cell table:style-name="ACE-0x7f32efdfdd90" office:value-type="float" office:value="100">
            <text:p>100</text:p>
          </table:table-cell>
          <table:table-cell table:style-name="ACE-0x7f32efdfdc68" office:value-type="float" office:value="100">
            <text:p>100</text:p>
          </table:table-cell>
          <table:table-cell table:style-name="ACE-0x7f32efdfdc68" office:value-type="float" office:value="1">
            <text:p>1</text:p>
          </table:table-cell>
          <table:table-cell table:style-name="ACE-0x7f32efdfdc68" office:value-type="float" office:value="200">
            <text:p>200</text:p>
          </table:table-cell>
          <table:table-cell table:style-name="ACE-0x7f32efdfdc68" office:value-type="float" office:value="2">
            <text:p>2</text:p>
          </table:table-cell>
          <table:table-cell table:style-name="ACE-0x7f32efdfdc68" office:value-type="float" office:value="30">
            <text:p>30</text:p>
          </table:table-cell>
          <table:table-cell table:style-name="ACE-0x7f32efdfdeb8"/>
          <table:table-cell table:style-name="ACE-0x7f32efdfdfe0"/>
          <table:table-cell table:number-columns-repeated="108" table:style-name="ACE-0x7f32efe11258"/>
        </table:table-row>
        <table:table-row table:style-name="AROW-2">
          <table:table-cell table:style-name="ACE-0x7f32efdfe108"/>
          <table:table-cell table:number-columns-repeated="4" table:style-name="ACE-0x7f32efdfe230"/>
          <table:table-cell table:style-name="ACE-0x7f32efdfe358"/>
          <table:table-cell table:style-name="ACE-0x7f32efdfe230" office:value-type="string">
            <text:p>testshopclue@sc.com</text:p>
          </table:table-cell>
          <table:table-cell table:style-name="ACE-0x7f32efdfe358" office:value-type="string">
            <text:p>123456</text:p>
          </table:table-cell>
          <table:table-cell table:style-name="ACE-0x7f32efdfe480" office:value-type="string">
            <text:p>_enter_product_id</text:p>
          </table:table-cell>
          <table:table-cell table:style-name="ACE-0x7f32efdfe480" office:value-type="string">
            <text:p>The _enter_product_id field is mandatory.</text:p>
          </table:table-cell>
          <table:table-cell table:style-name="ACE-0x7f32efdfe480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e480" office:value-type="string">
            <text:p>BB - Banned|BR - Restricted|BC - Counterfeit|BS - Special Counterfeit|BH - High risk|BV - Very High Risk</text:p>
          </table:table-cell>
          <table:table-cell table:style-name="ACE-0x7f32efdfe358" office:value-type="float" office:value="100">
            <text:p>100</text:p>
          </table:table-cell>
          <table:table-cell table:style-name="ACE-0x7f32efdfe230" office:value-type="float" office:value="100">
            <text:p>100</text:p>
          </table:table-cell>
          <table:table-cell table:style-name="ACE-0x7f32efdfe230" office:value-type="float" office:value="1">
            <text:p>1</text:p>
          </table:table-cell>
          <table:table-cell table:style-name="ACE-0x7f32efdfe230" office:value-type="float" office:value="200">
            <text:p>200</text:p>
          </table:table-cell>
          <table:table-cell table:style-name="ACE-0x7f32efdfe230" office:value-type="float" office:value="2">
            <text:p>2</text:p>
          </table:table-cell>
          <table:table-cell table:style-name="ACE-0x7f32efdfe230" office:value-type="float" office:value="40">
            <text:p>40</text:p>
          </table:table-cell>
          <table:table-cell table:style-name="ACE-0x7f32efdfe480"/>
          <table:table-cell table:style-name="ACE-0x7f32efdfe5a8"/>
          <table:table-cell table:number-columns-repeated="108" table:style-name="ACE-0x7f32efe11258"/>
        </table:table-row>
        <table:table-row table:style-name="AROW-0" table:number-rows-repeated="2">
          <table:table-cell table:number-columns-repeated="128"/>
        </table:table-row>
        <table:table-row table:style-name="AROW-2">
          <table:table-cell table:number-columns-repeated="3" table:style-name="ACE-0x7f32efdfe6d0"/>
          <table:table-cell table:number-columns-repeated="2" table:style-name="ACE-0x7f32efe11258"/>
          <table:table-cell table:style-name="ACE-0x7f32efdfd328"/>
          <table:table-cell table:style-name="ACE-0x7f32efe11258"/>
          <table:table-cell table:style-name="ACE-0x7f32efdfd328"/>
          <table:table-cell table:number-columns-repeated="4" table:style-name="ACE-0x7f32efe11258"/>
          <table:table-cell table:style-name="ACE-0x7f32efdfd328"/>
          <table:table-cell table:number-columns-repeated="115" table:style-name="ACE-0x7f32efe11258"/>
        </table:table-row>
        <table:table-row table:style-name="AROW-2">
          <table:table-cell table:number-columns-repeated="128"/>
        </table:table-row>
        <table:table-row table:style-name="AROW-0" table:number-rows-repeated="116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6" gnm:cursor-row="15">
          <gnm:selection gnm:start-col="6" gnm:start-row="15" gnm:end-col="6" gnm:end-row="15"/>
        </gnm:selections>
      </table:table>
      <table:table table:name="AQA3_TestData" table:style-name="ta-0x7f32efe105f0" table:print="false">
        <office:forms form:automatic-focus="false" form:apply-design-mode="false">
          <form:form/>
        </office:forms>
        <table:table-column table:default-cell-style-name="ACE-0x7f32efe11380" table:style-name="ACOL-0"/>
        <table:table-column table:default-cell-style-name="ACE-0x7f32efe11380" table:style-name="ACOL-3"/>
        <table:table-column table:default-cell-style-name="ACE-0x7f32efe11380" table:style-name="ACOL-4"/>
        <table:table-column table:default-cell-style-name="ACE-0x7f32efe11380" table:style-name="ACOL-5"/>
        <table:table-column table:default-cell-style-name="ACE-0x7f32efe11380" table:style-name="ACOL-6"/>
        <table:table-column table:default-cell-style-name="ACE-0x7f32efdfe7f8" table:style-name="ACOL-7"/>
        <table:table-column table:default-cell-style-name="ACE-0x7f32efe11380" table:style-name="ACOL-8"/>
        <table:table-column table:default-cell-style-name="ACE-0x7f32efdfe7f8" table:style-name="ACOL-9"/>
        <table:table-column table:default-cell-style-name="ACE-0x7f32efe11380" table:style-name="ACOL-10"/>
        <table:table-column table:default-cell-style-name="ACE-0x7f32efe11380" table:style-name="ACOL-11"/>
        <table:table-column table:default-cell-style-name="ACE-0x7f32efe11380" table:style-name="ACOL-12"/>
        <table:table-column table:default-cell-style-name="ACE-0x7f32efe11380" table:style-name="ACOL-13"/>
        <table:table-column table:default-cell-style-name="ACE-0x7f32efdfe7f8" table:style-name="ACOL-0"/>
        <table:table-column table:default-cell-style-name="ACE-0x7f32efe11380" table:style-name="ACOL-0"/>
        <table:table-column table:default-cell-style-name="ACE-0x7f32efe11380" table:style-name="ACOL-14"/>
        <table:table-column table:default-cell-style-name="ACE-0x7f32efe11380" table:style-name="ACOL-15"/>
        <table:table-column table:default-cell-style-name="ACE-0x7f32efe11380" table:style-name="ACOL-16"/>
        <table:table-column table:default-cell-style-name="ACE-0x7f32efe11380" table:style-name="ACOL-17"/>
        <table:table-column table:default-cell-style-name="ACE-0x7f32efe11380" table:style-name="ACOL-18"/>
        <table:table-column table:default-cell-style-name="ACE-0x7f32efe11380" table:style-name="ACOL-19"/>
        <table:table-column table:default-cell-style-name="ACE-0x7f32efe11380" table:style-name="ACOL-0" table:number-columns-repeated="108"/>
        <table:table-row table:style-name="AROW-2">
          <table:table-cell table:style-name="ACE-0x7f32efdfe920" office:value-type="string">
            <text:p>RuleNo</text:p>
          </table:table-cell>
          <table:table-cell table:style-name="ACE-0x7f32efdfea48" office:value-type="string">
            <text:p>MatchCase</text:p>
          </table:table-cell>
          <table:table-cell table:style-name="ACE-0x7f32efdfea48" office:value-type="string">
            <text:p>Keywords</text:p>
          </table:table-cell>
          <table:table-cell table:style-name="ACE-0x7f32efdfea48" office:value-type="string">
            <text:p>DropDownValue</text:p>
          </table:table-cell>
          <table:table-cell table:style-name="ACE-0x7f32efdfea48" office:value-type="string">
            <text:p>SearchIn</text:p>
          </table:table-cell>
          <table:table-cell table:style-name="ACE-0x7f32efdfeb70" office:value-type="string">
            <text:p>SpaceCount</text:p>
          </table:table-cell>
          <table:table-cell table:style-name="ACE-0x7f32efdfea48" office:value-type="string">
            <text:p>User Name</text:p>
          </table:table-cell>
          <table:table-cell table:style-name="ACE-0x7f32efdfeb70" office:value-type="string">
            <text:p>Password</text:p>
          </table:table-cell>
          <table:table-cell table:style-name="ACE-0x7f32efdfec98" office:value-type="string">
            <text:p>MandatoryFieldName</text:p>
          </table:table-cell>
          <table:table-cell table:style-name="ACE-0x7f32efdfea48" office:value-type="string">
            <text:p>MandatoryAlert</text:p>
          </table:table-cell>
          <table:table-cell table:style-name="ACE-0x7f32efdfea48" office:value-type="string">
            <text:p>RulesDescription</text:p>
          </table:table-cell>
          <table:table-cell table:style-name="ACE-0x7f32efdfea48" office:value-type="string">
            <text:p>SubStates</text:p>
          </table:table-cell>
          <table:table-cell table:style-name="ACE-0x7f32efdfedc0" office:value-type="string">
            <text:p>MRP-SP</text:p>
          </table:table-cell>
          <table:table-cell table:style-name="ACE-0x7f32efdfedc0" office:value-type="string">
            <text:p>SP-DP</text:p>
          </table:table-cell>
          <table:table-cell table:style-name="ACE-0x7f32efdfedc0" office:value-type="string">
            <text:p>NoOfComplaints</text:p>
          </table:table-cell>
          <table:table-cell table:style-name="ACE-0x7f32efdfedc0" office:value-type="string">
            <text:p>AgeOfMerchnat</text:p>
          </table:table-cell>
          <table:table-cell table:style-name="ACE-0x7f32efdfedc0" office:value-type="string">
            <text:p>MinProductReviews</text:p>
          </table:table-cell>
          <table:table-cell table:style-name="ACE-0x7f32efdfedc0" office:value-type="string">
            <text:p>ProductRating</text:p>
          </table:table-cell>
          <table:table-cell table:style-name="ACE-0x7f32efdfec98" office:value-type="string">
            <text:p>ProdList</text:p>
          </table:table-cell>
          <table:table-cell table:style-name="ACE-0x7f32efdfeee8" office:value-type="string">
            <text:p>ProductTabPane</text:p>
          </table:table-cell>
          <table:table-cell table:number-columns-repeated="108" table:style-name="ACE-0x7f32efe11380"/>
        </table:table-row>
        <table:table-row table:style-name="AROW-2">
          <table:table-cell table:style-name="ACE-0x7f32efdff010" office:value-type="string">
            <text:p>Rule 1</text:p>
          </table:table-cell>
          <table:table-cell table:style-name="ACE-0x7f32efdff138" office:value-type="string">
            <text:p>Exact</text:p>
          </table:table-cell>
          <table:table-cell table:style-name="ACE-0x7f32efdff138" office:value-type="string">
            <text:p>Rayban</text:p>
          </table:table-cell>
          <table:table-cell table:style-name="ACE-0x7f32efdff138" office:value-type="string">
            <text:p>Rule 1|Rule 2|Rule 3|Rule 4|All Rules</text:p>
          </table:table-cell>
          <table:table-cell table:style-name="ACE-0x7f32efdff138" office:value-type="string">
            <text:p>Select|Brand And Product Name|Product Description|All Three</text:p>
          </table:table-cell>
          <table:table-cell table:style-name="ACE-0x7f32efdff260" office:value-type="float" office:value="1">
            <text:p>1</text:p>
          </table:table-cell>
          <table:table-cell table:style-name="ACE-0x7f32efdff138" office:value-type="string">
            <text:p>testshopclue@sc.com</text:p>
          </table:table-cell>
          <table:table-cell table:style-name="ACE-0x7f32efdff260" office:value-type="string">
            <text:p>123456</text:p>
          </table:table-cell>
          <table:table-cell table:style-name="ACE-0x7f32efdff388" office:value-type="string">
            <text:p>_enter_product_id</text:p>
          </table:table-cell>
          <table:table-cell table:style-name="ACE-0x7f32efdff388" office:value-type="string">
            <text:p>The _enter_product_id field is mandatory.</text:p>
          </table:table-cell>
          <table:table-cell table:style-name="ACE-0x7f32efdff38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f388" office:value-type="string">
            <text:p>BB - Banned|BR - Restricted|BC - Counterfeit|BS - Special Counterfeit|BH - High risk|BV - Very High Risk</text:p>
          </table:table-cell>
          <table:table-cell table:style-name="ACE-0x7f32efdff260" office:value-type="float" office:value="100">
            <text:p>100</text:p>
          </table:table-cell>
          <table:table-cell table:style-name="ACE-0x7f32efdff138" office:value-type="float" office:value="100">
            <text:p>100</text:p>
          </table:table-cell>
          <table:table-cell table:style-name="ACE-0x7f32efdff138" office:value-type="float" office:value="1">
            <text:p>1</text:p>
          </table:table-cell>
          <table:table-cell table:style-name="ACE-0x7f32efdff138" office:value-type="float" office:value="100">
            <text:p>100</text:p>
          </table:table-cell>
          <table:table-cell table:style-name="ACE-0x7f32efdff138" office:value-type="float" office:value="1">
            <text:p>1</text:p>
          </table:table-cell>
          <table:table-cell table:style-name="ACE-0x7f32efdff138" office:value-type="float" office:value="30">
            <text:p>30</text:p>
          </table:table-cell>
          <table:table-cell table:style-name="ACE-0x7f32efdff388" office:value-type="string">
            <text:p>Fashion|Eye Wear|Sunglasses</text:p>
          </table:table-cell>
          <table:table-cell table:style-name="ACE-0x7f32efdff4b0" office:value-type="string">
            <text:p>Product ID|Merchant Name|Product Name|Keyword|_Rule|_Substate</text:p>
          </table:table-cell>
          <table:table-cell table:number-columns-repeated="108" table:style-name="ACE-0x7f32efe11380"/>
        </table:table-row>
        <table:table-row table:style-name="AROW-2">
          <table:table-cell table:style-name="ACE-0x7f32efdff010" office:value-type="string">
            <text:p>Rule 2</text:p>
          </table:table-cell>
          <table:table-cell table:style-name="ACE-0x7f32efdff138" office:value-type="string">
            <text:p>Space</text:p>
          </table:table-cell>
          <table:table-cell table:style-name="ACE-0x7f32efdff138" office:value-type="string">
            <text:p>Ray ban</text:p>
          </table:table-cell>
          <table:table-cell table:style-name="ACE-0x7f32efdff138" office:value-type="string">
            <text:p>Rule 1|Rule 2|Rule 3|Rule 4|All Rules</text:p>
          </table:table-cell>
          <table:table-cell table:style-name="ACE-0x7f32efdff138" office:value-type="string">
            <text:p>Select|Brand And Product Name|Product Description|All Three</text:p>
          </table:table-cell>
          <table:table-cell table:style-name="ACE-0x7f32efdff260" office:value-type="float" office:value="1">
            <text:p>1</text:p>
          </table:table-cell>
          <table:table-cell table:style-name="ACE-0x7f32efdff138" office:value-type="string">
            <text:p>testshopclue@sc.com</text:p>
          </table:table-cell>
          <table:table-cell table:style-name="ACE-0x7f32efdff260" office:value-type="string">
            <text:p>123456</text:p>
          </table:table-cell>
          <table:table-cell table:style-name="ACE-0x7f32efdff388" office:value-type="string">
            <text:p>_enter_product_id</text:p>
          </table:table-cell>
          <table:table-cell table:style-name="ACE-0x7f32efdff388" office:value-type="string">
            <text:p>The _enter_product_id field is mandatory.</text:p>
          </table:table-cell>
          <table:table-cell table:style-name="ACE-0x7f32efdff38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f388" office:value-type="string">
            <text:p>BB - Banned|BR - Restricted|BC - Counterfeit|BS - Special Counterfeit|BH - High risk|BV - Very High Risk</text:p>
          </table:table-cell>
          <table:table-cell table:style-name="ACE-0x7f32efdff260" office:value-type="string">
            <text:p>80</text:p>
          </table:table-cell>
          <table:table-cell table:style-name="ACE-0x7f32efdff138" office:value-type="float" office:value="100">
            <text:p>100</text:p>
          </table:table-cell>
          <table:table-cell table:style-name="ACE-0x7f32efdff138" office:value-type="float" office:value="1">
            <text:p>1</text:p>
          </table:table-cell>
          <table:table-cell table:style-name="ACE-0x7f32efdff138" office:value-type="float" office:value="100">
            <text:p>100</text:p>
          </table:table-cell>
          <table:table-cell table:style-name="ACE-0x7f32efdff138" office:value-type="float" office:value="1">
            <text:p>1</text:p>
          </table:table-cell>
          <table:table-cell table:style-name="ACE-0x7f32efdff138" office:value-type="float" office:value="30">
            <text:p>30</text:p>
          </table:table-cell>
          <table:table-cell table:style-name="ACE-0x7f32efdff388" office:value-type="string">
            <text:p>Fashion|Eye Wear|Sunglasses</text:p>
          </table:table-cell>
          <table:table-cell table:style-name="ACE-0x7f32efdff4b0" office:value-type="string">
            <text:p>Product ID|Merchant Name|Product Name|Keyword|_Rule|_Substate</text:p>
          </table:table-cell>
          <table:table-cell table:number-columns-repeated="108" table:style-name="ACE-0x7f32efe11380"/>
        </table:table-row>
        <table:table-row table:style-name="AROW-2">
          <table:table-cell table:style-name="ACE-0x7f32efdff010" office:value-type="string">
            <text:p>Rule 3</text:p>
          </table:table-cell>
          <table:table-cell table:style-name="ACE-0x7f32efdff138" office:value-type="string">
            <text:p>change Char</text:p>
          </table:table-cell>
          <table:table-cell table:style-name="ACE-0x7f32efdff138" office:value-type="string">
            <text:p>ban Ray</text:p>
          </table:table-cell>
          <table:table-cell table:style-name="ACE-0x7f32efdff138" office:value-type="string">
            <text:p>Rule 1|Rule 2|Rule 3|Rule 4|All Rules</text:p>
          </table:table-cell>
          <table:table-cell table:style-name="ACE-0x7f32efdff138" office:value-type="string">
            <text:p>Select|Brand And Product Name|Product Description|All Three</text:p>
          </table:table-cell>
          <table:table-cell table:style-name="ACE-0x7f32efdff260" office:value-type="float" office:value="1">
            <text:p>1</text:p>
          </table:table-cell>
          <table:table-cell table:style-name="ACE-0x7f32efdff138" office:value-type="string">
            <text:p>testshopclue@sc.com</text:p>
          </table:table-cell>
          <table:table-cell table:style-name="ACE-0x7f32efdff260" office:value-type="string">
            <text:p>123456</text:p>
          </table:table-cell>
          <table:table-cell table:style-name="ACE-0x7f32efdff388" office:value-type="string">
            <text:p>_enter_product_id</text:p>
          </table:table-cell>
          <table:table-cell table:style-name="ACE-0x7f32efdff388" office:value-type="string">
            <text:p>The _enter_product_id field is mandatory.</text:p>
          </table:table-cell>
          <table:table-cell table:style-name="ACE-0x7f32efdff38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f388" office:value-type="string">
            <text:p>BB - Banned|BR - Restricted|BC - Counterfeit|BS - Special Counterfeit|BH - High risk|BV - Very High Risk</text:p>
          </table:table-cell>
          <table:table-cell table:style-name="ACE-0x7f32efdff260" office:value-type="float" office:value="100">
            <text:p>100</text:p>
          </table:table-cell>
          <table:table-cell table:style-name="ACE-0x7f32efdff138" office:value-type="float" office:value="70">
            <text:p>70</text:p>
          </table:table-cell>
          <table:table-cell table:style-name="ACE-0x7f32efdff138" office:value-type="float" office:value="1">
            <text:p>1</text:p>
          </table:table-cell>
          <table:table-cell table:style-name="ACE-0x7f32efdff138" office:value-type="float" office:value="100">
            <text:p>100</text:p>
          </table:table-cell>
          <table:table-cell table:style-name="ACE-0x7f32efdff138" office:value-type="float" office:value="1">
            <text:p>1</text:p>
          </table:table-cell>
          <table:table-cell table:style-name="ACE-0x7f32efdff138" office:value-type="float" office:value="30">
            <text:p>30</text:p>
          </table:table-cell>
          <table:table-cell table:style-name="ACE-0x7f32efdff388" office:value-type="string">
            <text:p>Fashion|Eye Wear|Sunglasses</text:p>
          </table:table-cell>
          <table:table-cell table:style-name="ACE-0x7f32efdff4b0" office:value-type="string">
            <text:p>Product ID|Merchant Name|Product Name|Keyword|_Rule|_Substate</text:p>
          </table:table-cell>
          <table:table-cell table:number-columns-repeated="108" table:style-name="ACE-0x7f32efe11380"/>
        </table:table-row>
        <table:table-row table:style-name="AROW-2">
          <table:table-cell table:style-name="ACE-0x7f32efdff010" office:value-type="string">
            <text:p>Rule 4</text:p>
          </table:table-cell>
          <table:table-cell table:style-name="ACE-0x7f32efdff138" office:value-type="string">
            <text:p>WildChars</text:p>
          </table:table-cell>
          <table:table-cell table:style-name="ACE-0x7f32efdff388" office:value-type="string">
            <text:p>aaRaybb</text:p>
          </table:table-cell>
          <table:table-cell table:style-name="ACE-0x7f32efdff138" office:value-type="string">
            <text:p>Rule 1|Rule 2|Rule 3|Rule 4|All Rules</text:p>
          </table:table-cell>
          <table:table-cell table:style-name="ACE-0x7f32efdff138" office:value-type="string">
            <text:p>Select|Brand And Product Name|Product Description|All Three</text:p>
          </table:table-cell>
          <table:table-cell table:style-name="ACE-0x7f32efdff260" office:value-type="float" office:value="1">
            <text:p>1</text:p>
          </table:table-cell>
          <table:table-cell table:style-name="ACE-0x7f32efdff138" office:value-type="string">
            <text:p>testshopclue@sc.com</text:p>
          </table:table-cell>
          <table:table-cell table:style-name="ACE-0x7f32efdff260" office:value-type="string">
            <text:p>123456</text:p>
          </table:table-cell>
          <table:table-cell table:style-name="ACE-0x7f32efdff388" office:value-type="string">
            <text:p>_enter_product_id</text:p>
          </table:table-cell>
          <table:table-cell table:style-name="ACE-0x7f32efdff388" office:value-type="string">
            <text:p>The _enter_product_id field is mandatory.</text:p>
          </table:table-cell>
          <table:table-cell table:style-name="ACE-0x7f32efdff38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f388" office:value-type="string">
            <text:p>BB - Banned|BR - Restricted|BC - Counterfeit|BS - Special Counterfeit|BH - High risk|BV - Very High Risk</text:p>
          </table:table-cell>
          <table:table-cell table:style-name="ACE-0x7f32efdff260" office:value-type="float" office:value="100">
            <text:p>100</text:p>
          </table:table-cell>
          <table:table-cell table:style-name="ACE-0x7f32efdff138" office:value-type="float" office:value="100">
            <text:p>100</text:p>
          </table:table-cell>
          <table:table-cell table:style-name="ACE-0x7f32efdff138" office:value-type="float" office:value="2">
            <text:p>2</text:p>
          </table:table-cell>
          <table:table-cell table:style-name="ACE-0x7f32efdff138" office:value-type="float" office:value="100">
            <text:p>100</text:p>
          </table:table-cell>
          <table:table-cell table:style-name="ACE-0x7f32efdff138" office:value-type="float" office:value="1">
            <text:p>1</text:p>
          </table:table-cell>
          <table:table-cell table:style-name="ACE-0x7f32efdff138" office:value-type="float" office:value="30">
            <text:p>30</text:p>
          </table:table-cell>
          <table:table-cell table:style-name="ACE-0x7f32efdff388" office:value-type="string">
            <text:p>Fashion|Eye Wear|Sunglasses</text:p>
          </table:table-cell>
          <table:table-cell table:style-name="ACE-0x7f32efdff4b0" office:value-type="string">
            <text:p>Product ID|Merchant Name|Product Name|Keyword|_Rule|_Substate</text:p>
          </table:table-cell>
          <table:table-cell table:number-columns-repeated="108" table:style-name="ACE-0x7f32efe11380"/>
        </table:table-row>
        <table:table-row table:style-name="AROW-2">
          <table:table-cell table:style-name="ACE-0x7f32efdff010"/>
          <table:table-cell table:number-columns-repeated="4" table:style-name="ACE-0x7f32efdff138"/>
          <table:table-cell table:style-name="ACE-0x7f32efdff260"/>
          <table:table-cell table:style-name="ACE-0x7f32efdff138" office:value-type="string">
            <text:p>testshopclue@sc.com</text:p>
          </table:table-cell>
          <table:table-cell table:style-name="ACE-0x7f32efdff260" office:value-type="string">
            <text:p>123456</text:p>
          </table:table-cell>
          <table:table-cell table:style-name="ACE-0x7f32efdff388" office:value-type="string">
            <text:p>_enter_product_id</text:p>
          </table:table-cell>
          <table:table-cell table:style-name="ACE-0x7f32efdff388" office:value-type="string">
            <text:p>The _enter_product_id field is mandatory.</text:p>
          </table:table-cell>
          <table:table-cell table:style-name="ACE-0x7f32efdff38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f388" office:value-type="string">
            <text:p>BB - Banned|BR - Restricted|BC - Counterfeit|BS - Special Counterfeit|BH - High risk|BV - Very High Risk</text:p>
          </table:table-cell>
          <table:table-cell table:style-name="ACE-0x7f32efdff260" office:value-type="float" office:value="100">
            <text:p>100</text:p>
          </table:table-cell>
          <table:table-cell table:style-name="ACE-0x7f32efdff138" office:value-type="float" office:value="100">
            <text:p>100</text:p>
          </table:table-cell>
          <table:table-cell table:style-name="ACE-0x7f32efdff138" office:value-type="float" office:value="2">
            <text:p>2</text:p>
          </table:table-cell>
          <table:table-cell table:style-name="ACE-0x7f32efdff138" office:value-type="float" office:value="200">
            <text:p>200</text:p>
          </table:table-cell>
          <table:table-cell table:style-name="ACE-0x7f32efdff138" office:value-type="float" office:value="1">
            <text:p>1</text:p>
          </table:table-cell>
          <table:table-cell table:style-name="ACE-0x7f32efdff138" office:value-type="float" office:value="30">
            <text:p>30</text:p>
          </table:table-cell>
          <table:table-cell table:style-name="ACE-0x7f32efdff388"/>
          <table:table-cell table:style-name="ACE-0x7f32efdff4b0"/>
          <table:table-cell table:number-columns-repeated="108" table:style-name="ACE-0x7f32efe11380"/>
        </table:table-row>
        <table:table-row table:style-name="AROW-2">
          <table:table-cell table:style-name="ACE-0x7f32efdff010"/>
          <table:table-cell table:number-columns-repeated="4" table:style-name="ACE-0x7f32efdff138"/>
          <table:table-cell table:style-name="ACE-0x7f32efdff260"/>
          <table:table-cell table:style-name="ACE-0x7f32efdff138" office:value-type="string">
            <text:p>testshopclue@sc.com</text:p>
          </table:table-cell>
          <table:table-cell table:style-name="ACE-0x7f32efdff260" office:value-type="string">
            <text:p>123456</text:p>
          </table:table-cell>
          <table:table-cell table:style-name="ACE-0x7f32efdff388" office:value-type="string">
            <text:p>_enter_product_id</text:p>
          </table:table-cell>
          <table:table-cell table:style-name="ACE-0x7f32efdff388" office:value-type="string">
            <text:p>The _enter_product_id field is mandatory.</text:p>
          </table:table-cell>
          <table:table-cell table:style-name="ACE-0x7f32efdff38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f388" office:value-type="string">
            <text:p>BB - Banned|BR - Restricted|BC - Counterfeit|BS - Special Counterfeit|BH - High risk|BV - Very High Risk</text:p>
          </table:table-cell>
          <table:table-cell table:style-name="ACE-0x7f32efdff260" office:value-type="float" office:value="100">
            <text:p>100</text:p>
          </table:table-cell>
          <table:table-cell table:style-name="ACE-0x7f32efdff138" office:value-type="float" office:value="100">
            <text:p>100</text:p>
          </table:table-cell>
          <table:table-cell table:style-name="ACE-0x7f32efdff138" office:value-type="float" office:value="1">
            <text:p>1</text:p>
          </table:table-cell>
          <table:table-cell table:style-name="ACE-0x7f32efdff138" office:value-type="float" office:value="200">
            <text:p>200</text:p>
          </table:table-cell>
          <table:table-cell table:style-name="ACE-0x7f32efdff138" office:value-type="float" office:value="2">
            <text:p>2</text:p>
          </table:table-cell>
          <table:table-cell table:style-name="ACE-0x7f32efdff138" office:value-type="float" office:value="30">
            <text:p>30</text:p>
          </table:table-cell>
          <table:table-cell table:style-name="ACE-0x7f32efdff388"/>
          <table:table-cell table:style-name="ACE-0x7f32efdff4b0"/>
          <table:table-cell table:number-columns-repeated="108" table:style-name="ACE-0x7f32efe11380"/>
        </table:table-row>
        <table:table-row table:style-name="AROW-2">
          <table:table-cell table:style-name="ACE-0x7f32efdff5d8"/>
          <table:table-cell table:number-columns-repeated="4" table:style-name="ACE-0x7f32efdff700"/>
          <table:table-cell table:style-name="ACE-0x7f32efdff828"/>
          <table:table-cell table:style-name="ACE-0x7f32efdff700" office:value-type="string">
            <text:p>testshopclue@sc.com</text:p>
          </table:table-cell>
          <table:table-cell table:style-name="ACE-0x7f32efdff828" office:value-type="string">
            <text:p>123456</text:p>
          </table:table-cell>
          <table:table-cell table:style-name="ACE-0x7f32efdff950" office:value-type="string">
            <text:p>_enter_product_id</text:p>
          </table:table-cell>
          <table:table-cell table:style-name="ACE-0x7f32efdff950" office:value-type="string">
            <text:p>The _enter_product_id field is mandatory.</text:p>
          </table:table-cell>
          <table:table-cell table:style-name="ACE-0x7f32efdff950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dff950" office:value-type="string">
            <text:p>BB - Banned|BR - Restricted|BC - Counterfeit|BS - Special Counterfeit|BH - High risk|BV - Very High Risk</text:p>
          </table:table-cell>
          <table:table-cell table:style-name="ACE-0x7f32efdff828" office:value-type="float" office:value="100">
            <text:p>100</text:p>
          </table:table-cell>
          <table:table-cell table:style-name="ACE-0x7f32efdff700" office:value-type="float" office:value="100">
            <text:p>100</text:p>
          </table:table-cell>
          <table:table-cell table:style-name="ACE-0x7f32efdff700" office:value-type="float" office:value="1">
            <text:p>1</text:p>
          </table:table-cell>
          <table:table-cell table:style-name="ACE-0x7f32efdff700" office:value-type="float" office:value="200">
            <text:p>200</text:p>
          </table:table-cell>
          <table:table-cell table:style-name="ACE-0x7f32efdff700" office:value-type="float" office:value="2">
            <text:p>2</text:p>
          </table:table-cell>
          <table:table-cell table:style-name="ACE-0x7f32efdff700" office:value-type="float" office:value="40">
            <text:p>40</text:p>
          </table:table-cell>
          <table:table-cell table:style-name="ACE-0x7f32efdff950"/>
          <table:table-cell table:style-name="ACE-0x7f32efe24408"/>
          <table:table-cell table:number-columns-repeated="108" table:style-name="ACE-0x7f32efe11380"/>
        </table:table-row>
        <table:table-row table:style-name="AROW-0" table:number-rows-repeated="2">
          <table:table-cell table:number-columns-repeated="128"/>
        </table:table-row>
        <table:table-row table:style-name="AROW-2">
          <table:table-cell table:number-columns-repeated="3" table:style-name="ACE-0x7f32efe24530"/>
          <table:table-cell table:number-columns-repeated="2" table:style-name="ACE-0x7f32efe11380"/>
          <table:table-cell table:style-name="ACE-0x7f32efdfe7f8"/>
          <table:table-cell table:style-name="ACE-0x7f32efe11380"/>
          <table:table-cell table:style-name="ACE-0x7f32efdfe7f8"/>
          <table:table-cell table:number-columns-repeated="4" table:style-name="ACE-0x7f32efe11380"/>
          <table:table-cell table:style-name="ACE-0x7f32efdfe7f8"/>
          <table:table-cell table:number-columns-repeated="115" table:style-name="ACE-0x7f32efe11380"/>
        </table:table-row>
        <table:table-row table:style-name="AROW-2">
          <table:table-cell table:number-columns-repeated="128"/>
        </table:table-row>
        <table:table-row table:style-name="AROW-0" table:number-rows-repeated="116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6" gnm:cursor-row="0">
          <gnm:selection gnm:start-col="6" gnm:start-row="0" gnm:end-col="6" gnm:end-row="7"/>
        </gnm:selections>
      </table:table>
      <table:table table:name="AQA4_TestData" table:style-name="ta-0x7f32efe107e0" table:print="false">
        <office:forms form:automatic-focus="false" form:apply-design-mode="false">
          <form:form/>
        </office:forms>
        <table:table-column table:default-cell-style-name="ACE-0x7f32efe114a8" table:style-name="ACOL-0"/>
        <table:table-column table:default-cell-style-name="ACE-0x7f32efe114a8" table:style-name="ACOL-3"/>
        <table:table-column table:default-cell-style-name="ACE-0x7f32efe114a8" table:style-name="ACOL-4"/>
        <table:table-column table:default-cell-style-name="ACE-0x7f32efe114a8" table:style-name="ACOL-5"/>
        <table:table-column table:default-cell-style-name="ACE-0x7f32efe114a8" table:style-name="ACOL-6"/>
        <table:table-column table:default-cell-style-name="ACE-0x7f32efe24658" table:style-name="ACOL-7"/>
        <table:table-column table:default-cell-style-name="ACE-0x7f32efe114a8" table:style-name="ACOL-8"/>
        <table:table-column table:default-cell-style-name="ACE-0x7f32efe24658" table:style-name="ACOL-9"/>
        <table:table-column table:default-cell-style-name="ACE-0x7f32efe114a8" table:style-name="ACOL-10"/>
        <table:table-column table:default-cell-style-name="ACE-0x7f32efe114a8" table:style-name="ACOL-11"/>
        <table:table-column table:default-cell-style-name="ACE-0x7f32efe114a8" table:style-name="ACOL-12"/>
        <table:table-column table:default-cell-style-name="ACE-0x7f32efe114a8" table:style-name="ACOL-13"/>
        <table:table-column table:default-cell-style-name="ACE-0x7f32efe24658" table:style-name="ACOL-0"/>
        <table:table-column table:default-cell-style-name="ACE-0x7f32efe114a8" table:style-name="ACOL-0"/>
        <table:table-column table:default-cell-style-name="ACE-0x7f32efe114a8" table:style-name="ACOL-14"/>
        <table:table-column table:default-cell-style-name="ACE-0x7f32efe114a8" table:style-name="ACOL-15"/>
        <table:table-column table:default-cell-style-name="ACE-0x7f32efe114a8" table:style-name="ACOL-16"/>
        <table:table-column table:default-cell-style-name="ACE-0x7f32efe114a8" table:style-name="ACOL-17"/>
        <table:table-column table:default-cell-style-name="ACE-0x7f32efe114a8" table:style-name="ACOL-18"/>
        <table:table-column table:default-cell-style-name="ACE-0x7f32efe114a8" table:style-name="ACOL-19"/>
        <table:table-column table:default-cell-style-name="ACE-0x7f32efe114a8" table:style-name="ACOL-0" table:number-columns-repeated="108"/>
        <table:table-row table:style-name="AROW-2">
          <table:table-cell table:style-name="ACE-0x7f32efe24780" office:value-type="string">
            <text:p>RuleNo</text:p>
          </table:table-cell>
          <table:table-cell table:style-name="ACE-0x7f32efe248a8" office:value-type="string">
            <text:p>MatchCase</text:p>
          </table:table-cell>
          <table:table-cell table:style-name="ACE-0x7f32efe248a8" office:value-type="string">
            <text:p>Keywords</text:p>
          </table:table-cell>
          <table:table-cell table:style-name="ACE-0x7f32efe248a8" office:value-type="string">
            <text:p>DropDownValue</text:p>
          </table:table-cell>
          <table:table-cell table:style-name="ACE-0x7f32efe248a8" office:value-type="string">
            <text:p>SearchIn</text:p>
          </table:table-cell>
          <table:table-cell table:style-name="ACE-0x7f32efe249d0" office:value-type="string">
            <text:p>SpaceCount</text:p>
          </table:table-cell>
          <table:table-cell table:style-name="ACE-0x7f32efe248a8" office:value-type="string">
            <text:p>User Name</text:p>
          </table:table-cell>
          <table:table-cell table:style-name="ACE-0x7f32efe249d0" office:value-type="string">
            <text:p>Password</text:p>
          </table:table-cell>
          <table:table-cell table:style-name="ACE-0x7f32efe24af8" office:value-type="string">
            <text:p>MandatoryFieldName</text:p>
          </table:table-cell>
          <table:table-cell table:style-name="ACE-0x7f32efe248a8" office:value-type="string">
            <text:p>MandatoryAlert</text:p>
          </table:table-cell>
          <table:table-cell table:style-name="ACE-0x7f32efe248a8" office:value-type="string">
            <text:p>RulesDescription</text:p>
          </table:table-cell>
          <table:table-cell table:style-name="ACE-0x7f32efe248a8" office:value-type="string">
            <text:p>SubStates</text:p>
          </table:table-cell>
          <table:table-cell table:style-name="ACE-0x7f32efe24c20" office:value-type="string">
            <text:p>MRP-SP</text:p>
          </table:table-cell>
          <table:table-cell table:style-name="ACE-0x7f32efe24c20" office:value-type="string">
            <text:p>SP-DP</text:p>
          </table:table-cell>
          <table:table-cell table:style-name="ACE-0x7f32efe24c20" office:value-type="string">
            <text:p>NoOfComplaints</text:p>
          </table:table-cell>
          <table:table-cell table:style-name="ACE-0x7f32efe24c20" office:value-type="string">
            <text:p>AgeOfMerchnat</text:p>
          </table:table-cell>
          <table:table-cell table:style-name="ACE-0x7f32efe24c20" office:value-type="string">
            <text:p>MinProductReviews</text:p>
          </table:table-cell>
          <table:table-cell table:style-name="ACE-0x7f32efe24c20" office:value-type="string">
            <text:p>ProductRating</text:p>
          </table:table-cell>
          <table:table-cell table:style-name="ACE-0x7f32efe24af8" office:value-type="string">
            <text:p>ProdList</text:p>
          </table:table-cell>
          <table:table-cell table:style-name="ACE-0x7f32efe24d48" office:value-type="string">
            <text:p>ProductTabPane</text:p>
          </table:table-cell>
          <table:table-cell table:number-columns-repeated="108" table:style-name="ACE-0x7f32efe114a8"/>
        </table:table-row>
        <table:table-row table:style-name="AROW-2">
          <table:table-cell table:style-name="ACE-0x7f32efe24e70" office:value-type="string">
            <text:p>Rule 1</text:p>
          </table:table-cell>
          <table:table-cell table:style-name="ACE-0x7f32efe24f98" office:value-type="string">
            <text:p>Exact</text:p>
          </table:table-cell>
          <table:table-cell table:style-name="ACE-0x7f32efe24f98" office:value-type="string">
            <text:p>Rayban</text:p>
          </table:table-cell>
          <table:table-cell table:style-name="ACE-0x7f32efe24f98" office:value-type="string">
            <text:p>Rule 1|Rule 2|Rule 3|Rule 4|All Rules</text:p>
          </table:table-cell>
          <table:table-cell table:style-name="ACE-0x7f32efe24f98" office:value-type="string">
            <text:p>Select|Brand And Product Name|Product Description|All Three</text:p>
          </table:table-cell>
          <table:table-cell table:style-name="ACE-0x7f32efe250c0" office:value-type="float" office:value="1">
            <text:p>1</text:p>
          </table:table-cell>
          <table:table-cell table:style-name="ACE-0x7f32efe24f98" office:value-type="string">
            <text:p>testshopclue@sc.com</text:p>
          </table:table-cell>
          <table:table-cell table:style-name="ACE-0x7f32efe250c0" office:value-type="string">
            <text:p>123456</text:p>
          </table:table-cell>
          <table:table-cell table:style-name="ACE-0x7f32efe251e8" office:value-type="string">
            <text:p>_enter_product_id</text:p>
          </table:table-cell>
          <table:table-cell table:style-name="ACE-0x7f32efe251e8" office:value-type="string">
            <text:p>The _enter_product_id field is mandatory.</text:p>
          </table:table-cell>
          <table:table-cell table:style-name="ACE-0x7f32efe251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51e8" office:value-type="string">
            <text:p>BB - Banned|BR - Restricted|BC - Counterfeit|BS - Special Counterfeit|BH - High risk|BV - Very High Risk</text:p>
          </table:table-cell>
          <table:table-cell table:style-name="ACE-0x7f32efe250c0" office:value-type="float" office:value="100">
            <text:p>100</text:p>
          </table:table-cell>
          <table:table-cell table:style-name="ACE-0x7f32efe24f98" office:value-type="float" office:value="100">
            <text:p>100</text:p>
          </table:table-cell>
          <table:table-cell table:style-name="ACE-0x7f32efe24f98" office:value-type="float" office:value="1">
            <text:p>1</text:p>
          </table:table-cell>
          <table:table-cell table:style-name="ACE-0x7f32efe24f98" office:value-type="float" office:value="100">
            <text:p>100</text:p>
          </table:table-cell>
          <table:table-cell table:style-name="ACE-0x7f32efe24f98" office:value-type="float" office:value="1">
            <text:p>1</text:p>
          </table:table-cell>
          <table:table-cell table:style-name="ACE-0x7f32efe24f98" office:value-type="float" office:value="30">
            <text:p>30</text:p>
          </table:table-cell>
          <table:table-cell table:style-name="ACE-0x7f32efe251e8" office:value-type="string">
            <text:p>Fashion|Eye Wear|Sunglasses</text:p>
          </table:table-cell>
          <table:table-cell table:style-name="ACE-0x7f32efe25310" office:value-type="string">
            <text:p>Product ID|Merchant Name|Product Name|Keyword|_Rule|_Substate</text:p>
          </table:table-cell>
          <table:table-cell table:number-columns-repeated="108" table:style-name="ACE-0x7f32efe114a8"/>
        </table:table-row>
        <table:table-row table:style-name="AROW-2">
          <table:table-cell table:style-name="ACE-0x7f32efe24e70" office:value-type="string">
            <text:p>Rule 2</text:p>
          </table:table-cell>
          <table:table-cell table:style-name="ACE-0x7f32efe24f98" office:value-type="string">
            <text:p>Space</text:p>
          </table:table-cell>
          <table:table-cell table:style-name="ACE-0x7f32efe24f98" office:value-type="string">
            <text:p>Ray ban</text:p>
          </table:table-cell>
          <table:table-cell table:style-name="ACE-0x7f32efe24f98" office:value-type="string">
            <text:p>Rule 1|Rule 2|Rule 3|Rule 4|All Rules</text:p>
          </table:table-cell>
          <table:table-cell table:style-name="ACE-0x7f32efe24f98" office:value-type="string">
            <text:p>Select|Brand And Product Name|Product Description|All Three</text:p>
          </table:table-cell>
          <table:table-cell table:style-name="ACE-0x7f32efe250c0" office:value-type="float" office:value="1">
            <text:p>1</text:p>
          </table:table-cell>
          <table:table-cell table:style-name="ACE-0x7f32efe24f98" office:value-type="string">
            <text:p>testshopclue@sc.com</text:p>
          </table:table-cell>
          <table:table-cell table:style-name="ACE-0x7f32efe250c0" office:value-type="string">
            <text:p>123456</text:p>
          </table:table-cell>
          <table:table-cell table:style-name="ACE-0x7f32efe251e8" office:value-type="string">
            <text:p>_enter_product_id</text:p>
          </table:table-cell>
          <table:table-cell table:style-name="ACE-0x7f32efe251e8" office:value-type="string">
            <text:p>The _enter_product_id field is mandatory.</text:p>
          </table:table-cell>
          <table:table-cell table:style-name="ACE-0x7f32efe251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51e8" office:value-type="string">
            <text:p>BB - Banned|BR - Restricted|BC - Counterfeit|BS - Special Counterfeit|BH - High risk|BV - Very High Risk</text:p>
          </table:table-cell>
          <table:table-cell table:style-name="ACE-0x7f32efe250c0" office:value-type="string">
            <text:p>80</text:p>
          </table:table-cell>
          <table:table-cell table:style-name="ACE-0x7f32efe24f98" office:value-type="float" office:value="100">
            <text:p>100</text:p>
          </table:table-cell>
          <table:table-cell table:style-name="ACE-0x7f32efe24f98" office:value-type="float" office:value="1">
            <text:p>1</text:p>
          </table:table-cell>
          <table:table-cell table:style-name="ACE-0x7f32efe24f98" office:value-type="float" office:value="100">
            <text:p>100</text:p>
          </table:table-cell>
          <table:table-cell table:style-name="ACE-0x7f32efe24f98" office:value-type="float" office:value="1">
            <text:p>1</text:p>
          </table:table-cell>
          <table:table-cell table:style-name="ACE-0x7f32efe24f98" office:value-type="float" office:value="30">
            <text:p>30</text:p>
          </table:table-cell>
          <table:table-cell table:style-name="ACE-0x7f32efe251e8" office:value-type="string">
            <text:p>Fashion|Eye Wear|Sunglasses</text:p>
          </table:table-cell>
          <table:table-cell table:style-name="ACE-0x7f32efe25310" office:value-type="string">
            <text:p>Product ID|Merchant Name|Product Name|Keyword|_Rule|_Substate</text:p>
          </table:table-cell>
          <table:table-cell table:number-columns-repeated="108" table:style-name="ACE-0x7f32efe114a8"/>
        </table:table-row>
        <table:table-row table:style-name="AROW-2">
          <table:table-cell table:style-name="ACE-0x7f32efe24e70" office:value-type="string">
            <text:p>Rule 3</text:p>
          </table:table-cell>
          <table:table-cell table:style-name="ACE-0x7f32efe24f98" office:value-type="string">
            <text:p>change Char</text:p>
          </table:table-cell>
          <table:table-cell table:style-name="ACE-0x7f32efe24f98" office:value-type="string">
            <text:p>ban Ray</text:p>
          </table:table-cell>
          <table:table-cell table:style-name="ACE-0x7f32efe24f98" office:value-type="string">
            <text:p>Rule 1|Rule 2|Rule 3|Rule 4|All Rules</text:p>
          </table:table-cell>
          <table:table-cell table:style-name="ACE-0x7f32efe24f98" office:value-type="string">
            <text:p>Select|Brand And Product Name|Product Description|All Three</text:p>
          </table:table-cell>
          <table:table-cell table:style-name="ACE-0x7f32efe250c0" office:value-type="float" office:value="1">
            <text:p>1</text:p>
          </table:table-cell>
          <table:table-cell table:style-name="ACE-0x7f32efe24f98" office:value-type="string">
            <text:p>testshopclue@sc.com</text:p>
          </table:table-cell>
          <table:table-cell table:style-name="ACE-0x7f32efe250c0" office:value-type="string">
            <text:p>123456</text:p>
          </table:table-cell>
          <table:table-cell table:style-name="ACE-0x7f32efe251e8" office:value-type="string">
            <text:p>_enter_product_id</text:p>
          </table:table-cell>
          <table:table-cell table:style-name="ACE-0x7f32efe251e8" office:value-type="string">
            <text:p>The _enter_product_id field is mandatory.</text:p>
          </table:table-cell>
          <table:table-cell table:style-name="ACE-0x7f32efe251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51e8" office:value-type="string">
            <text:p>BB - Banned|BR - Restricted|BC - Counterfeit|BS - Special Counterfeit|BH - High risk|BV - Very High Risk</text:p>
          </table:table-cell>
          <table:table-cell table:style-name="ACE-0x7f32efe250c0" office:value-type="float" office:value="100">
            <text:p>100</text:p>
          </table:table-cell>
          <table:table-cell table:style-name="ACE-0x7f32efe24f98" office:value-type="float" office:value="70">
            <text:p>70</text:p>
          </table:table-cell>
          <table:table-cell table:style-name="ACE-0x7f32efe24f98" office:value-type="float" office:value="1">
            <text:p>1</text:p>
          </table:table-cell>
          <table:table-cell table:style-name="ACE-0x7f32efe24f98" office:value-type="float" office:value="100">
            <text:p>100</text:p>
          </table:table-cell>
          <table:table-cell table:style-name="ACE-0x7f32efe24f98" office:value-type="float" office:value="1">
            <text:p>1</text:p>
          </table:table-cell>
          <table:table-cell table:style-name="ACE-0x7f32efe24f98" office:value-type="float" office:value="30">
            <text:p>30</text:p>
          </table:table-cell>
          <table:table-cell table:style-name="ACE-0x7f32efe251e8" office:value-type="string">
            <text:p>Fashion|Eye Wear|Sunglasses</text:p>
          </table:table-cell>
          <table:table-cell table:style-name="ACE-0x7f32efe25310" office:value-type="string">
            <text:p>Product ID|Merchant Name|Product Name|Keyword|_Rule|_Substate</text:p>
          </table:table-cell>
          <table:table-cell table:number-columns-repeated="108" table:style-name="ACE-0x7f32efe114a8"/>
        </table:table-row>
        <table:table-row table:style-name="AROW-2">
          <table:table-cell table:style-name="ACE-0x7f32efe24e70" office:value-type="string">
            <text:p>Rule 4</text:p>
          </table:table-cell>
          <table:table-cell table:style-name="ACE-0x7f32efe24f98" office:value-type="string">
            <text:p>WildChars</text:p>
          </table:table-cell>
          <table:table-cell table:style-name="ACE-0x7f32efe251e8" office:value-type="string">
            <text:p>aaRaybb</text:p>
          </table:table-cell>
          <table:table-cell table:style-name="ACE-0x7f32efe24f98" office:value-type="string">
            <text:p>Rule 1|Rule 2|Rule 3|Rule 4|All Rules</text:p>
          </table:table-cell>
          <table:table-cell table:style-name="ACE-0x7f32efe24f98" office:value-type="string">
            <text:p>Select|Brand And Product Name|Product Description|All Three</text:p>
          </table:table-cell>
          <table:table-cell table:style-name="ACE-0x7f32efe250c0" office:value-type="float" office:value="1">
            <text:p>1</text:p>
          </table:table-cell>
          <table:table-cell table:style-name="ACE-0x7f32efe24f98" office:value-type="string">
            <text:p>testshopclue@sc.com</text:p>
          </table:table-cell>
          <table:table-cell table:style-name="ACE-0x7f32efe250c0" office:value-type="string">
            <text:p>123456</text:p>
          </table:table-cell>
          <table:table-cell table:style-name="ACE-0x7f32efe251e8" office:value-type="string">
            <text:p>_enter_product_id</text:p>
          </table:table-cell>
          <table:table-cell table:style-name="ACE-0x7f32efe251e8" office:value-type="string">
            <text:p>The _enter_product_id field is mandatory.</text:p>
          </table:table-cell>
          <table:table-cell table:style-name="ACE-0x7f32efe251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51e8" office:value-type="string">
            <text:p>BB - Banned|BR - Restricted|BC - Counterfeit|BS - Special Counterfeit|BH - High risk|BV - Very High Risk</text:p>
          </table:table-cell>
          <table:table-cell table:style-name="ACE-0x7f32efe250c0" office:value-type="float" office:value="100">
            <text:p>100</text:p>
          </table:table-cell>
          <table:table-cell table:style-name="ACE-0x7f32efe24f98" office:value-type="float" office:value="100">
            <text:p>100</text:p>
          </table:table-cell>
          <table:table-cell table:style-name="ACE-0x7f32efe24f98" office:value-type="float" office:value="2">
            <text:p>2</text:p>
          </table:table-cell>
          <table:table-cell table:style-name="ACE-0x7f32efe24f98" office:value-type="float" office:value="100">
            <text:p>100</text:p>
          </table:table-cell>
          <table:table-cell table:style-name="ACE-0x7f32efe24f98" office:value-type="float" office:value="1">
            <text:p>1</text:p>
          </table:table-cell>
          <table:table-cell table:style-name="ACE-0x7f32efe24f98" office:value-type="float" office:value="30">
            <text:p>30</text:p>
          </table:table-cell>
          <table:table-cell table:style-name="ACE-0x7f32efe251e8" office:value-type="string">
            <text:p>Fashion|Eye Wear|Sunglasses</text:p>
          </table:table-cell>
          <table:table-cell table:style-name="ACE-0x7f32efe25310" office:value-type="string">
            <text:p>Product ID|Merchant Name|Product Name|Keyword|_Rule|_Substate</text:p>
          </table:table-cell>
          <table:table-cell table:number-columns-repeated="108" table:style-name="ACE-0x7f32efe114a8"/>
        </table:table-row>
        <table:table-row table:style-name="AROW-2">
          <table:table-cell table:style-name="ACE-0x7f32efe24e70"/>
          <table:table-cell table:number-columns-repeated="4" table:style-name="ACE-0x7f32efe24f98"/>
          <table:table-cell table:style-name="ACE-0x7f32efe250c0"/>
          <table:table-cell table:style-name="ACE-0x7f32efe24f98" office:value-type="string">
            <text:p>testshopclue@sc.com</text:p>
          </table:table-cell>
          <table:table-cell table:style-name="ACE-0x7f32efe250c0" office:value-type="string">
            <text:p>123456</text:p>
          </table:table-cell>
          <table:table-cell table:style-name="ACE-0x7f32efe251e8" office:value-type="string">
            <text:p>_enter_product_id</text:p>
          </table:table-cell>
          <table:table-cell table:style-name="ACE-0x7f32efe251e8" office:value-type="string">
            <text:p>The _enter_product_id field is mandatory.</text:p>
          </table:table-cell>
          <table:table-cell table:style-name="ACE-0x7f32efe251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51e8" office:value-type="string">
            <text:p>BB - Banned|BR - Restricted|BC - Counterfeit|BS - Special Counterfeit|BH - High risk|BV - Very High Risk</text:p>
          </table:table-cell>
          <table:table-cell table:style-name="ACE-0x7f32efe250c0" office:value-type="float" office:value="100">
            <text:p>100</text:p>
          </table:table-cell>
          <table:table-cell table:style-name="ACE-0x7f32efe24f98" office:value-type="float" office:value="100">
            <text:p>100</text:p>
          </table:table-cell>
          <table:table-cell table:style-name="ACE-0x7f32efe24f98" office:value-type="float" office:value="2">
            <text:p>2</text:p>
          </table:table-cell>
          <table:table-cell table:style-name="ACE-0x7f32efe24f98" office:value-type="float" office:value="200">
            <text:p>200</text:p>
          </table:table-cell>
          <table:table-cell table:style-name="ACE-0x7f32efe24f98" office:value-type="float" office:value="1">
            <text:p>1</text:p>
          </table:table-cell>
          <table:table-cell table:style-name="ACE-0x7f32efe24f98" office:value-type="float" office:value="30">
            <text:p>30</text:p>
          </table:table-cell>
          <table:table-cell table:style-name="ACE-0x7f32efe251e8"/>
          <table:table-cell table:style-name="ACE-0x7f32efe25310"/>
          <table:table-cell table:number-columns-repeated="108" table:style-name="ACE-0x7f32efe114a8"/>
        </table:table-row>
        <table:table-row table:style-name="AROW-2">
          <table:table-cell table:style-name="ACE-0x7f32efe24e70"/>
          <table:table-cell table:number-columns-repeated="4" table:style-name="ACE-0x7f32efe24f98"/>
          <table:table-cell table:style-name="ACE-0x7f32efe250c0"/>
          <table:table-cell table:style-name="ACE-0x7f32efe24f98" office:value-type="string">
            <text:p>testshopclue@sc.com</text:p>
          </table:table-cell>
          <table:table-cell table:style-name="ACE-0x7f32efe250c0" office:value-type="string">
            <text:p>123456</text:p>
          </table:table-cell>
          <table:table-cell table:style-name="ACE-0x7f32efe251e8" office:value-type="string">
            <text:p>_enter_product_id</text:p>
          </table:table-cell>
          <table:table-cell table:style-name="ACE-0x7f32efe251e8" office:value-type="string">
            <text:p>The _enter_product_id field is mandatory.</text:p>
          </table:table-cell>
          <table:table-cell table:style-name="ACE-0x7f32efe251e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51e8" office:value-type="string">
            <text:p>BB - Banned|BR - Restricted|BC - Counterfeit|BS - Special Counterfeit|BH - High risk|BV - Very High Risk</text:p>
          </table:table-cell>
          <table:table-cell table:style-name="ACE-0x7f32efe250c0" office:value-type="float" office:value="100">
            <text:p>100</text:p>
          </table:table-cell>
          <table:table-cell table:style-name="ACE-0x7f32efe24f98" office:value-type="float" office:value="100">
            <text:p>100</text:p>
          </table:table-cell>
          <table:table-cell table:style-name="ACE-0x7f32efe24f98" office:value-type="float" office:value="1">
            <text:p>1</text:p>
          </table:table-cell>
          <table:table-cell table:style-name="ACE-0x7f32efe24f98" office:value-type="float" office:value="200">
            <text:p>200</text:p>
          </table:table-cell>
          <table:table-cell table:style-name="ACE-0x7f32efe24f98" office:value-type="float" office:value="2">
            <text:p>2</text:p>
          </table:table-cell>
          <table:table-cell table:style-name="ACE-0x7f32efe24f98" office:value-type="float" office:value="30">
            <text:p>30</text:p>
          </table:table-cell>
          <table:table-cell table:style-name="ACE-0x7f32efe251e8"/>
          <table:table-cell table:style-name="ACE-0x7f32efe25310"/>
          <table:table-cell table:number-columns-repeated="108" table:style-name="ACE-0x7f32efe114a8"/>
        </table:table-row>
        <table:table-row table:style-name="AROW-2">
          <table:table-cell table:style-name="ACE-0x7f32efe25438"/>
          <table:table-cell table:number-columns-repeated="4" table:style-name="ACE-0x7f32efe25560"/>
          <table:table-cell table:style-name="ACE-0x7f32efe25688"/>
          <table:table-cell table:style-name="ACE-0x7f32efe25560" office:value-type="string">
            <text:p>testshopclue@sc.com</text:p>
          </table:table-cell>
          <table:table-cell table:style-name="ACE-0x7f32efe25688" office:value-type="string">
            <text:p>123456</text:p>
          </table:table-cell>
          <table:table-cell table:style-name="ACE-0x7f32efe257b0" office:value-type="string">
            <text:p>_enter_product_id</text:p>
          </table:table-cell>
          <table:table-cell table:style-name="ACE-0x7f32efe257b0" office:value-type="string">
            <text:p>The _enter_product_id field is mandatory.</text:p>
          </table:table-cell>
          <table:table-cell table:style-name="ACE-0x7f32efe257b0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57b0" office:value-type="string">
            <text:p>BB - Banned|BR - Restricted|BC - Counterfeit|BS - Special Counterfeit|BH - High risk|BV - Very High Risk</text:p>
          </table:table-cell>
          <table:table-cell table:style-name="ACE-0x7f32efe25688" office:value-type="float" office:value="100">
            <text:p>100</text:p>
          </table:table-cell>
          <table:table-cell table:style-name="ACE-0x7f32efe25560" office:value-type="float" office:value="100">
            <text:p>100</text:p>
          </table:table-cell>
          <table:table-cell table:style-name="ACE-0x7f32efe25560" office:value-type="float" office:value="1">
            <text:p>1</text:p>
          </table:table-cell>
          <table:table-cell table:style-name="ACE-0x7f32efe25560" office:value-type="float" office:value="200">
            <text:p>200</text:p>
          </table:table-cell>
          <table:table-cell table:style-name="ACE-0x7f32efe25560" office:value-type="float" office:value="2">
            <text:p>2</text:p>
          </table:table-cell>
          <table:table-cell table:style-name="ACE-0x7f32efe25560" office:value-type="float" office:value="40">
            <text:p>40</text:p>
          </table:table-cell>
          <table:table-cell table:style-name="ACE-0x7f32efe257b0"/>
          <table:table-cell table:style-name="ACE-0x7f32efe258d8"/>
          <table:table-cell table:number-columns-repeated="108" table:style-name="ACE-0x7f32efe114a8"/>
        </table:table-row>
        <table:table-row table:style-name="AROW-0" table:number-rows-repeated="2">
          <table:table-cell table:number-columns-repeated="128"/>
        </table:table-row>
        <table:table-row table:style-name="AROW-2">
          <table:table-cell table:number-columns-repeated="3" table:style-name="ACE-0x7f32efe25a00"/>
          <table:table-cell table:number-columns-repeated="2" table:style-name="ACE-0x7f32efe114a8"/>
          <table:table-cell table:style-name="ACE-0x7f32efe24658"/>
          <table:table-cell table:style-name="ACE-0x7f32efe114a8"/>
          <table:table-cell table:style-name="ACE-0x7f32efe24658"/>
          <table:table-cell table:number-columns-repeated="4" table:style-name="ACE-0x7f32efe114a8"/>
          <table:table-cell table:style-name="ACE-0x7f32efe24658"/>
          <table:table-cell table:number-columns-repeated="115" table:style-name="ACE-0x7f32efe114a8"/>
        </table:table-row>
        <table:table-row table:style-name="AROW-2">
          <table:table-cell table:number-columns-repeated="128"/>
        </table:table-row>
        <table:table-row table:style-name="AROW-0" table:number-rows-repeated="116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6" gnm:cursor-row="0">
          <gnm:selection gnm:start-col="6" gnm:start-row="0" gnm:end-col="6" gnm:end-row="7"/>
        </gnm:selections>
      </table:table>
      <table:table table:name="AQA5_TestData" table:style-name="ta-0x7f32efe109d0" table:print="false">
        <office:forms form:automatic-focus="false" form:apply-design-mode="false">
          <form:form/>
        </office:forms>
        <table:table-column table:default-cell-style-name="ACE-0x7f32efe115d0" table:style-name="ACOL-0"/>
        <table:table-column table:default-cell-style-name="ACE-0x7f32efe115d0" table:style-name="ACOL-3"/>
        <table:table-column table:default-cell-style-name="ACE-0x7f32efe115d0" table:style-name="ACOL-4"/>
        <table:table-column table:default-cell-style-name="ACE-0x7f32efe115d0" table:style-name="ACOL-5"/>
        <table:table-column table:default-cell-style-name="ACE-0x7f32efe115d0" table:style-name="ACOL-6"/>
        <table:table-column table:default-cell-style-name="ACE-0x7f32efe25b28" table:style-name="ACOL-7"/>
        <table:table-column table:default-cell-style-name="ACE-0x7f32efe115d0" table:style-name="ACOL-8"/>
        <table:table-column table:default-cell-style-name="ACE-0x7f32efe25b28" table:style-name="ACOL-9"/>
        <table:table-column table:default-cell-style-name="ACE-0x7f32efe115d0" table:style-name="ACOL-10"/>
        <table:table-column table:default-cell-style-name="ACE-0x7f32efe115d0" table:style-name="ACOL-11"/>
        <table:table-column table:default-cell-style-name="ACE-0x7f32efe115d0" table:style-name="ACOL-12"/>
        <table:table-column table:default-cell-style-name="ACE-0x7f32efe115d0" table:style-name="ACOL-13"/>
        <table:table-column table:default-cell-style-name="ACE-0x7f32efe25b28" table:style-name="ACOL-0"/>
        <table:table-column table:default-cell-style-name="ACE-0x7f32efe115d0" table:style-name="ACOL-0"/>
        <table:table-column table:default-cell-style-name="ACE-0x7f32efe115d0" table:style-name="ACOL-14"/>
        <table:table-column table:default-cell-style-name="ACE-0x7f32efe115d0" table:style-name="ACOL-15"/>
        <table:table-column table:default-cell-style-name="ACE-0x7f32efe115d0" table:style-name="ACOL-16"/>
        <table:table-column table:default-cell-style-name="ACE-0x7f32efe115d0" table:style-name="ACOL-17"/>
        <table:table-column table:default-cell-style-name="ACE-0x7f32efe115d0" table:style-name="ACOL-18"/>
        <table:table-column table:default-cell-style-name="ACE-0x7f32efe115d0" table:style-name="ACOL-19"/>
        <table:table-column table:default-cell-style-name="ACE-0x7f32efe115d0" table:style-name="ACOL-0" table:number-columns-repeated="108"/>
        <table:table-row table:style-name="AROW-2">
          <table:table-cell table:style-name="ACE-0x7f32efe25c50" office:value-type="string">
            <text:p>RuleNo</text:p>
          </table:table-cell>
          <table:table-cell table:style-name="ACE-0x7f32efe25d78" office:value-type="string">
            <text:p>MatchCase</text:p>
          </table:table-cell>
          <table:table-cell table:style-name="ACE-0x7f32efe25d78" office:value-type="string">
            <text:p>Keywords</text:p>
          </table:table-cell>
          <table:table-cell table:style-name="ACE-0x7f32efe25d78" office:value-type="string">
            <text:p>DropDownValue</text:p>
          </table:table-cell>
          <table:table-cell table:style-name="ACE-0x7f32efe25d78" office:value-type="string">
            <text:p>SearchIn</text:p>
          </table:table-cell>
          <table:table-cell table:style-name="ACE-0x7f32efe25ea0" office:value-type="string">
            <text:p>SpaceCount</text:p>
          </table:table-cell>
          <table:table-cell table:style-name="ACE-0x7f32efe25d78" office:value-type="string">
            <text:p>User Name</text:p>
          </table:table-cell>
          <table:table-cell table:style-name="ACE-0x7f32efe25ea0" office:value-type="string">
            <text:p>Password</text:p>
          </table:table-cell>
          <table:table-cell table:style-name="ACE-0x7f32efe25fc8" office:value-type="string">
            <text:p>MandatoryFieldName</text:p>
          </table:table-cell>
          <table:table-cell table:style-name="ACE-0x7f32efe25d78" office:value-type="string">
            <text:p>MandatoryAlert</text:p>
          </table:table-cell>
          <table:table-cell table:style-name="ACE-0x7f32efe25d78" office:value-type="string">
            <text:p>RulesDescription</text:p>
          </table:table-cell>
          <table:table-cell table:style-name="ACE-0x7f32efe25d78" office:value-type="string">
            <text:p>SubStates</text:p>
          </table:table-cell>
          <table:table-cell table:style-name="ACE-0x7f32efe260f0" office:value-type="string">
            <text:p>MRP-SP</text:p>
          </table:table-cell>
          <table:table-cell table:style-name="ACE-0x7f32efe260f0" office:value-type="string">
            <text:p>SP-DP</text:p>
          </table:table-cell>
          <table:table-cell table:style-name="ACE-0x7f32efe260f0" office:value-type="string">
            <text:p>NoOfComplaints</text:p>
          </table:table-cell>
          <table:table-cell table:style-name="ACE-0x7f32efe260f0" office:value-type="string">
            <text:p>AgeOfMerchnat</text:p>
          </table:table-cell>
          <table:table-cell table:style-name="ACE-0x7f32efe260f0" office:value-type="string">
            <text:p>MinProductReviews</text:p>
          </table:table-cell>
          <table:table-cell table:style-name="ACE-0x7f32efe260f0" office:value-type="string">
            <text:p>ProductRating</text:p>
          </table:table-cell>
          <table:table-cell table:style-name="ACE-0x7f32efe25fc8" office:value-type="string">
            <text:p>ProdList</text:p>
          </table:table-cell>
          <table:table-cell table:style-name="ACE-0x7f32efe26218" office:value-type="string">
            <text:p>ProductTabPane</text:p>
          </table:table-cell>
          <table:table-cell table:number-columns-repeated="108" table:style-name="ACE-0x7f32efe115d0"/>
        </table:table-row>
        <table:table-row table:style-name="AROW-2">
          <table:table-cell table:style-name="ACE-0x7f32efe26340" office:value-type="string">
            <text:p>Rule 1</text:p>
          </table:table-cell>
          <table:table-cell table:style-name="ACE-0x7f32efe26468" office:value-type="string">
            <text:p>Exact</text:p>
          </table:table-cell>
          <table:table-cell table:style-name="ACE-0x7f32efe26468" office:value-type="string">
            <text:p>Rayban</text:p>
          </table:table-cell>
          <table:table-cell table:style-name="ACE-0x7f32efe26468" office:value-type="string">
            <text:p>Rule 1|Rule 2|Rule 3|Rule 4|All Rules</text:p>
          </table:table-cell>
          <table:table-cell table:style-name="ACE-0x7f32efe26468" office:value-type="string">
            <text:p>Select|Brand And Product Name|Product Description|All Three</text:p>
          </table:table-cell>
          <table:table-cell table:style-name="ACE-0x7f32efe26590" office:value-type="float" office:value="1">
            <text:p>1</text:p>
          </table:table-cell>
          <table:table-cell table:style-name="ACE-0x7f32efe26468" office:value-type="string">
            <text:p>testshopclue@sc.com</text:p>
          </table:table-cell>
          <table:table-cell table:style-name="ACE-0x7f32efe26590" office:value-type="string">
            <text:p>123456</text:p>
          </table:table-cell>
          <table:table-cell table:style-name="ACE-0x7f32efe266b8" office:value-type="string">
            <text:p>_enter_product_id</text:p>
          </table:table-cell>
          <table:table-cell table:style-name="ACE-0x7f32efe266b8" office:value-type="string">
            <text:p>The _enter_product_id field is mandatory.</text:p>
          </table:table-cell>
          <table:table-cell table:style-name="ACE-0x7f32efe266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66b8" office:value-type="string">
            <text:p>BB - Banned|BR - Restricted|BC - Counterfeit|BS - Special Counterfeit|BH - High risk|BV - Very High Risk</text:p>
          </table:table-cell>
          <table:table-cell table:style-name="ACE-0x7f32efe26590" office:value-type="float" office:value="100">
            <text:p>100</text:p>
          </table:table-cell>
          <table:table-cell table:style-name="ACE-0x7f32efe26468" office:value-type="float" office:value="100">
            <text:p>100</text:p>
          </table:table-cell>
          <table:table-cell table:style-name="ACE-0x7f32efe26468" office:value-type="float" office:value="1">
            <text:p>1</text:p>
          </table:table-cell>
          <table:table-cell table:style-name="ACE-0x7f32efe26468" office:value-type="float" office:value="100">
            <text:p>100</text:p>
          </table:table-cell>
          <table:table-cell table:style-name="ACE-0x7f32efe26468" office:value-type="float" office:value="1">
            <text:p>1</text:p>
          </table:table-cell>
          <table:table-cell table:style-name="ACE-0x7f32efe26468" office:value-type="float" office:value="30">
            <text:p>30</text:p>
          </table:table-cell>
          <table:table-cell table:style-name="ACE-0x7f32efe266b8" office:value-type="string">
            <text:p>Fashion|Eye Wear|Sunglasses</text:p>
          </table:table-cell>
          <table:table-cell table:style-name="ACE-0x7f32efe267e0" office:value-type="string">
            <text:p>Product ID|Merchant Name|Product Name|Keyword|_Rule|_Substate</text:p>
          </table:table-cell>
          <table:table-cell table:number-columns-repeated="108" table:style-name="ACE-0x7f32efe115d0"/>
        </table:table-row>
        <table:table-row table:style-name="AROW-2">
          <table:table-cell table:style-name="ACE-0x7f32efe26340" office:value-type="string">
            <text:p>Rule 2</text:p>
          </table:table-cell>
          <table:table-cell table:style-name="ACE-0x7f32efe26468" office:value-type="string">
            <text:p>Space</text:p>
          </table:table-cell>
          <table:table-cell table:style-name="ACE-0x7f32efe26468" office:value-type="string">
            <text:p>Ray ban</text:p>
          </table:table-cell>
          <table:table-cell table:style-name="ACE-0x7f32efe26468" office:value-type="string">
            <text:p>Rule 1|Rule 2|Rule 3|Rule 4|All Rules</text:p>
          </table:table-cell>
          <table:table-cell table:style-name="ACE-0x7f32efe26468" office:value-type="string">
            <text:p>Select|Brand And Product Name|Product Description|All Three</text:p>
          </table:table-cell>
          <table:table-cell table:style-name="ACE-0x7f32efe26590" office:value-type="float" office:value="1">
            <text:p>1</text:p>
          </table:table-cell>
          <table:table-cell table:style-name="ACE-0x7f32efe26468" office:value-type="string">
            <text:p>testshopclue@sc.com</text:p>
          </table:table-cell>
          <table:table-cell table:style-name="ACE-0x7f32efe26590" office:value-type="string">
            <text:p>123456</text:p>
          </table:table-cell>
          <table:table-cell table:style-name="ACE-0x7f32efe266b8" office:value-type="string">
            <text:p>_enter_product_id</text:p>
          </table:table-cell>
          <table:table-cell table:style-name="ACE-0x7f32efe266b8" office:value-type="string">
            <text:p>The _enter_product_id field is mandatory.</text:p>
          </table:table-cell>
          <table:table-cell table:style-name="ACE-0x7f32efe266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66b8" office:value-type="string">
            <text:p>BB - Banned|BR - Restricted|BC - Counterfeit|BS - Special Counterfeit|BH - High risk|BV - Very High Risk</text:p>
          </table:table-cell>
          <table:table-cell table:style-name="ACE-0x7f32efe26590" office:value-type="string">
            <text:p>80</text:p>
          </table:table-cell>
          <table:table-cell table:style-name="ACE-0x7f32efe26468" office:value-type="float" office:value="100">
            <text:p>100</text:p>
          </table:table-cell>
          <table:table-cell table:style-name="ACE-0x7f32efe26468" office:value-type="float" office:value="1">
            <text:p>1</text:p>
          </table:table-cell>
          <table:table-cell table:style-name="ACE-0x7f32efe26468" office:value-type="float" office:value="100">
            <text:p>100</text:p>
          </table:table-cell>
          <table:table-cell table:style-name="ACE-0x7f32efe26468" office:value-type="float" office:value="1">
            <text:p>1</text:p>
          </table:table-cell>
          <table:table-cell table:style-name="ACE-0x7f32efe26468" office:value-type="float" office:value="30">
            <text:p>30</text:p>
          </table:table-cell>
          <table:table-cell table:style-name="ACE-0x7f32efe266b8" office:value-type="string">
            <text:p>Fashion|Eye Wear|Sunglasses</text:p>
          </table:table-cell>
          <table:table-cell table:style-name="ACE-0x7f32efe267e0" office:value-type="string">
            <text:p>Product ID|Merchant Name|Product Name|Keyword|_Rule|_Substate</text:p>
          </table:table-cell>
          <table:table-cell table:number-columns-repeated="108" table:style-name="ACE-0x7f32efe115d0"/>
        </table:table-row>
        <table:table-row table:style-name="AROW-2">
          <table:table-cell table:style-name="ACE-0x7f32efe26340" office:value-type="string">
            <text:p>Rule 3</text:p>
          </table:table-cell>
          <table:table-cell table:style-name="ACE-0x7f32efe26468" office:value-type="string">
            <text:p>change Char</text:p>
          </table:table-cell>
          <table:table-cell table:style-name="ACE-0x7f32efe26468" office:value-type="string">
            <text:p>ban Ray</text:p>
          </table:table-cell>
          <table:table-cell table:style-name="ACE-0x7f32efe26468" office:value-type="string">
            <text:p>Rule 1|Rule 2|Rule 3|Rule 4|All Rules</text:p>
          </table:table-cell>
          <table:table-cell table:style-name="ACE-0x7f32efe26468" office:value-type="string">
            <text:p>Select|Brand And Product Name|Product Description|All Three</text:p>
          </table:table-cell>
          <table:table-cell table:style-name="ACE-0x7f32efe26590" office:value-type="float" office:value="1">
            <text:p>1</text:p>
          </table:table-cell>
          <table:table-cell table:style-name="ACE-0x7f32efe26468" office:value-type="string">
            <text:p>testshopclue@sc.com</text:p>
          </table:table-cell>
          <table:table-cell table:style-name="ACE-0x7f32efe26590" office:value-type="string">
            <text:p>123456</text:p>
          </table:table-cell>
          <table:table-cell table:style-name="ACE-0x7f32efe266b8" office:value-type="string">
            <text:p>_enter_product_id</text:p>
          </table:table-cell>
          <table:table-cell table:style-name="ACE-0x7f32efe266b8" office:value-type="string">
            <text:p>The _enter_product_id field is mandatory.</text:p>
          </table:table-cell>
          <table:table-cell table:style-name="ACE-0x7f32efe266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66b8" office:value-type="string">
            <text:p>BB - Banned|BR - Restricted|BC - Counterfeit|BS - Special Counterfeit|BH - High risk|BV - Very High Risk</text:p>
          </table:table-cell>
          <table:table-cell table:style-name="ACE-0x7f32efe26590" office:value-type="float" office:value="100">
            <text:p>100</text:p>
          </table:table-cell>
          <table:table-cell table:style-name="ACE-0x7f32efe26468" office:value-type="float" office:value="70">
            <text:p>70</text:p>
          </table:table-cell>
          <table:table-cell table:style-name="ACE-0x7f32efe26468" office:value-type="float" office:value="1">
            <text:p>1</text:p>
          </table:table-cell>
          <table:table-cell table:style-name="ACE-0x7f32efe26468" office:value-type="float" office:value="100">
            <text:p>100</text:p>
          </table:table-cell>
          <table:table-cell table:style-name="ACE-0x7f32efe26468" office:value-type="float" office:value="1">
            <text:p>1</text:p>
          </table:table-cell>
          <table:table-cell table:style-name="ACE-0x7f32efe26468" office:value-type="float" office:value="30">
            <text:p>30</text:p>
          </table:table-cell>
          <table:table-cell table:style-name="ACE-0x7f32efe266b8" office:value-type="string">
            <text:p>Fashion|Eye Wear|Sunglasses</text:p>
          </table:table-cell>
          <table:table-cell table:style-name="ACE-0x7f32efe267e0" office:value-type="string">
            <text:p>Product ID|Merchant Name|Product Name|Keyword|_Rule|_Substate</text:p>
          </table:table-cell>
          <table:table-cell table:number-columns-repeated="108" table:style-name="ACE-0x7f32efe115d0"/>
        </table:table-row>
        <table:table-row table:style-name="AROW-2">
          <table:table-cell table:style-name="ACE-0x7f32efe26340" office:value-type="string">
            <text:p>Rule 4</text:p>
          </table:table-cell>
          <table:table-cell table:style-name="ACE-0x7f32efe26468" office:value-type="string">
            <text:p>WildChars</text:p>
          </table:table-cell>
          <table:table-cell table:style-name="ACE-0x7f32efe266b8" office:value-type="string">
            <text:p>aaRaybb</text:p>
          </table:table-cell>
          <table:table-cell table:style-name="ACE-0x7f32efe26468" office:value-type="string">
            <text:p>Rule 1|Rule 2|Rule 3|Rule 4|All Rules</text:p>
          </table:table-cell>
          <table:table-cell table:style-name="ACE-0x7f32efe26468" office:value-type="string">
            <text:p>Select|Brand And Product Name|Product Description|All Three</text:p>
          </table:table-cell>
          <table:table-cell table:style-name="ACE-0x7f32efe26590" office:value-type="float" office:value="1">
            <text:p>1</text:p>
          </table:table-cell>
          <table:table-cell table:style-name="ACE-0x7f32efe26468" office:value-type="string">
            <text:p>testshopclue@sc.com</text:p>
          </table:table-cell>
          <table:table-cell table:style-name="ACE-0x7f32efe26590" office:value-type="string">
            <text:p>123456</text:p>
          </table:table-cell>
          <table:table-cell table:style-name="ACE-0x7f32efe266b8" office:value-type="string">
            <text:p>_enter_product_id</text:p>
          </table:table-cell>
          <table:table-cell table:style-name="ACE-0x7f32efe266b8" office:value-type="string">
            <text:p>The _enter_product_id field is mandatory.</text:p>
          </table:table-cell>
          <table:table-cell table:style-name="ACE-0x7f32efe266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66b8" office:value-type="string">
            <text:p>BB - Banned|BR - Restricted|BC - Counterfeit|BS - Special Counterfeit|BH - High risk|BV - Very High Risk</text:p>
          </table:table-cell>
          <table:table-cell table:style-name="ACE-0x7f32efe26590" office:value-type="float" office:value="100">
            <text:p>100</text:p>
          </table:table-cell>
          <table:table-cell table:style-name="ACE-0x7f32efe26468" office:value-type="float" office:value="100">
            <text:p>100</text:p>
          </table:table-cell>
          <table:table-cell table:style-name="ACE-0x7f32efe26468" office:value-type="float" office:value="2">
            <text:p>2</text:p>
          </table:table-cell>
          <table:table-cell table:style-name="ACE-0x7f32efe26468" office:value-type="float" office:value="100">
            <text:p>100</text:p>
          </table:table-cell>
          <table:table-cell table:style-name="ACE-0x7f32efe26468" office:value-type="float" office:value="1">
            <text:p>1</text:p>
          </table:table-cell>
          <table:table-cell table:style-name="ACE-0x7f32efe26468" office:value-type="float" office:value="30">
            <text:p>30</text:p>
          </table:table-cell>
          <table:table-cell table:style-name="ACE-0x7f32efe266b8" office:value-type="string">
            <text:p>Fashion|Eye Wear|Sunglasses</text:p>
          </table:table-cell>
          <table:table-cell table:style-name="ACE-0x7f32efe267e0" office:value-type="string">
            <text:p>Product ID|Merchant Name|Product Name|Keyword|_Rule|_Substate</text:p>
          </table:table-cell>
          <table:table-cell table:number-columns-repeated="108" table:style-name="ACE-0x7f32efe115d0"/>
        </table:table-row>
        <table:table-row table:style-name="AROW-2">
          <table:table-cell table:style-name="ACE-0x7f32efe26340"/>
          <table:table-cell table:number-columns-repeated="4" table:style-name="ACE-0x7f32efe26468"/>
          <table:table-cell table:style-name="ACE-0x7f32efe26590"/>
          <table:table-cell table:style-name="ACE-0x7f32efe26468" office:value-type="string">
            <text:p>testshopclue@sc.com</text:p>
          </table:table-cell>
          <table:table-cell table:style-name="ACE-0x7f32efe26590" office:value-type="string">
            <text:p>123456</text:p>
          </table:table-cell>
          <table:table-cell table:style-name="ACE-0x7f32efe266b8" office:value-type="string">
            <text:p>_enter_product_id</text:p>
          </table:table-cell>
          <table:table-cell table:style-name="ACE-0x7f32efe266b8" office:value-type="string">
            <text:p>The _enter_product_id field is mandatory.</text:p>
          </table:table-cell>
          <table:table-cell table:style-name="ACE-0x7f32efe266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66b8" office:value-type="string">
            <text:p>BB - Banned|BR - Restricted|BC - Counterfeit|BS - Special Counterfeit|BH - High risk|BV - Very High Risk</text:p>
          </table:table-cell>
          <table:table-cell table:style-name="ACE-0x7f32efe26590" office:value-type="float" office:value="100">
            <text:p>100</text:p>
          </table:table-cell>
          <table:table-cell table:style-name="ACE-0x7f32efe26468" office:value-type="float" office:value="100">
            <text:p>100</text:p>
          </table:table-cell>
          <table:table-cell table:style-name="ACE-0x7f32efe26468" office:value-type="float" office:value="2">
            <text:p>2</text:p>
          </table:table-cell>
          <table:table-cell table:style-name="ACE-0x7f32efe26468" office:value-type="float" office:value="200">
            <text:p>200</text:p>
          </table:table-cell>
          <table:table-cell table:style-name="ACE-0x7f32efe26468" office:value-type="float" office:value="1">
            <text:p>1</text:p>
          </table:table-cell>
          <table:table-cell table:style-name="ACE-0x7f32efe26468" office:value-type="float" office:value="30">
            <text:p>30</text:p>
          </table:table-cell>
          <table:table-cell table:style-name="ACE-0x7f32efe266b8"/>
          <table:table-cell table:style-name="ACE-0x7f32efe267e0"/>
          <table:table-cell table:number-columns-repeated="108" table:style-name="ACE-0x7f32efe115d0"/>
        </table:table-row>
        <table:table-row table:style-name="AROW-2">
          <table:table-cell table:style-name="ACE-0x7f32efe26340"/>
          <table:table-cell table:number-columns-repeated="4" table:style-name="ACE-0x7f32efe26468"/>
          <table:table-cell table:style-name="ACE-0x7f32efe26590"/>
          <table:table-cell table:style-name="ACE-0x7f32efe26468" office:value-type="string">
            <text:p>testshopclue@sc.com</text:p>
          </table:table-cell>
          <table:table-cell table:style-name="ACE-0x7f32efe26590" office:value-type="string">
            <text:p>123456</text:p>
          </table:table-cell>
          <table:table-cell table:style-name="ACE-0x7f32efe266b8" office:value-type="string">
            <text:p>_enter_product_id</text:p>
          </table:table-cell>
          <table:table-cell table:style-name="ACE-0x7f32efe266b8" office:value-type="string">
            <text:p>The _enter_product_id field is mandatory.</text:p>
          </table:table-cell>
          <table:table-cell table:style-name="ACE-0x7f32efe266b8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66b8" office:value-type="string">
            <text:p>BB - Banned|BR - Restricted|BC - Counterfeit|BS - Special Counterfeit|BH - High risk|BV - Very High Risk</text:p>
          </table:table-cell>
          <table:table-cell table:style-name="ACE-0x7f32efe26590" office:value-type="float" office:value="100">
            <text:p>100</text:p>
          </table:table-cell>
          <table:table-cell table:style-name="ACE-0x7f32efe26468" office:value-type="float" office:value="100">
            <text:p>100</text:p>
          </table:table-cell>
          <table:table-cell table:style-name="ACE-0x7f32efe26468" office:value-type="float" office:value="1">
            <text:p>1</text:p>
          </table:table-cell>
          <table:table-cell table:style-name="ACE-0x7f32efe26468" office:value-type="float" office:value="200">
            <text:p>200</text:p>
          </table:table-cell>
          <table:table-cell table:style-name="ACE-0x7f32efe26468" office:value-type="float" office:value="2">
            <text:p>2</text:p>
          </table:table-cell>
          <table:table-cell table:style-name="ACE-0x7f32efe26468" office:value-type="float" office:value="30">
            <text:p>30</text:p>
          </table:table-cell>
          <table:table-cell table:style-name="ACE-0x7f32efe266b8"/>
          <table:table-cell table:style-name="ACE-0x7f32efe267e0"/>
          <table:table-cell table:number-columns-repeated="108" table:style-name="ACE-0x7f32efe115d0"/>
        </table:table-row>
        <table:table-row table:style-name="AROW-2">
          <table:table-cell table:style-name="ACE-0x7f32efe26908"/>
          <table:table-cell table:number-columns-repeated="4" table:style-name="ACE-0x7f32efe26a30"/>
          <table:table-cell table:style-name="ACE-0x7f32efe26b58"/>
          <table:table-cell table:style-name="ACE-0x7f32efe26a30" office:value-type="string">
            <text:p>testshopclue@sc.com</text:p>
          </table:table-cell>
          <table:table-cell table:style-name="ACE-0x7f32efe26b58" office:value-type="string">
            <text:p>123456</text:p>
          </table:table-cell>
          <table:table-cell table:style-name="ACE-0x7f32efe26c80" office:value-type="string">
            <text:p>_enter_product_id</text:p>
          </table:table-cell>
          <table:table-cell table:style-name="ACE-0x7f32efe26c80" office:value-type="string">
            <text:p>The _enter_product_id field is mandatory.</text:p>
          </table:table-cell>
          <table:table-cell table:style-name="ACE-0x7f32efe26c80" office:value-type="string">
            <text:p>Rule 1- Identifying exact keywords irrespective of uppercase and lowecase|Rule 2- Identifying keywords by first and last keyword using space between them|Rule 3- Identifying keywords with slightly changed characters|Rule 4- Identifying keywords with additional characters at start or in end</text:p>
          </table:table-cell>
          <table:table-cell table:style-name="ACE-0x7f32efe26c80" office:value-type="string">
            <text:p>BB - Banned|BR - Restricted|BC - Counterfeit|BS - Special Counterfeit|BH - High risk|BV - Very High Risk</text:p>
          </table:table-cell>
          <table:table-cell table:style-name="ACE-0x7f32efe26b58" office:value-type="float" office:value="100">
            <text:p>100</text:p>
          </table:table-cell>
          <table:table-cell table:style-name="ACE-0x7f32efe26a30" office:value-type="float" office:value="100">
            <text:p>100</text:p>
          </table:table-cell>
          <table:table-cell table:style-name="ACE-0x7f32efe26a30" office:value-type="float" office:value="1">
            <text:p>1</text:p>
          </table:table-cell>
          <table:table-cell table:style-name="ACE-0x7f32efe26a30" office:value-type="float" office:value="200">
            <text:p>200</text:p>
          </table:table-cell>
          <table:table-cell table:style-name="ACE-0x7f32efe26a30" office:value-type="float" office:value="2">
            <text:p>2</text:p>
          </table:table-cell>
          <table:table-cell table:style-name="ACE-0x7f32efe26a30" office:value-type="float" office:value="40">
            <text:p>40</text:p>
          </table:table-cell>
          <table:table-cell table:style-name="ACE-0x7f32efe26c80"/>
          <table:table-cell table:style-name="ACE-0x7f32efe26da8"/>
          <table:table-cell table:number-columns-repeated="108" table:style-name="ACE-0x7f32efe115d0"/>
        </table:table-row>
        <table:table-row table:style-name="AROW-0" table:number-rows-repeated="2">
          <table:table-cell table:number-columns-repeated="128"/>
        </table:table-row>
        <table:table-row table:style-name="AROW-2">
          <table:table-cell table:number-columns-repeated="3" table:style-name="ACE-0x7f32efe26ed0"/>
          <table:table-cell table:number-columns-repeated="2" table:style-name="ACE-0x7f32efe115d0"/>
          <table:table-cell table:style-name="ACE-0x7f32efe25b28"/>
          <table:table-cell table:style-name="ACE-0x7f32efe115d0"/>
          <table:table-cell table:style-name="ACE-0x7f32efe25b28"/>
          <table:table-cell table:number-columns-repeated="4" table:style-name="ACE-0x7f32efe115d0"/>
          <table:table-cell table:style-name="ACE-0x7f32efe25b28"/>
          <table:table-cell table:number-columns-repeated="115" table:style-name="ACE-0x7f32efe115d0"/>
        </table:table-row>
        <table:table-row table:style-name="AROW-2">
          <table:table-cell table:number-columns-repeated="128"/>
        </table:table-row>
        <table:table-row table:style-name="AROW-0" table:number-rows-repeated="116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6" gnm:cursor-row="0">
          <gnm:selection gnm:start-col="6" gnm:start-row="0" gnm:end-col="6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32efde61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2efde4a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2efd882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2efde4d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2efe160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2efdaa9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32efe10020" style:display-name="TestCase" style:page-layout-name="pl-0x7f32efde61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2efe10210" style:display-name="AQA1_TestData" style:page-layout-name="pl-0x7f32efde4a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2efe10400" style:display-name="AQA2_TestData" style:page-layout-name="pl-0x7f32efd882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2efe105f0" style:display-name="AQA3_TestData" style:page-layout-name="pl-0x7f32efde4d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2efe107e0" style:display-name="AQA4_TestData" style:page-layout-name="pl-0x7f32efe160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2efe109d0" style:display-name="AQA5_TestData" style:page-layout-name="pl-0x7f32efdaa9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41:39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